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07mm"/>
    </style:style>
    <style:style style:name="co2" style:family="table-column">
      <style:table-column-properties fo:break-before="auto" style:column-width="62.9mm"/>
    </style:style>
    <style:style style:name="co3" style:family="table-column">
      <style:table-column-properties fo:break-before="auto" style:column-width="5.72mm"/>
    </style:style>
    <style:style style:name="co4" style:family="table-column">
      <style:table-column-properties fo:break-before="auto" style:column-width="7.88mm"/>
    </style:style>
    <style:style style:name="co5" style:family="table-column">
      <style:table-column-properties fo:break-before="auto" style:column-width="162.03mm"/>
    </style:style>
    <style:style style:name="co6" style:family="table-column">
      <style:table-column-properties fo:break-before="auto" style:column-width="91.49mm"/>
    </style:style>
    <style:style style:name="co7" style:family="table-column">
      <style:table-column-properties fo:break-before="auto" style:column-width="65.35mm"/>
    </style:style>
    <style:style style:name="co8" style:family="table-column">
      <style:table-column-properties fo:break-before="auto" style:column-width="9.79mm"/>
    </style:style>
    <style:style style:name="co9" style:family="table-column">
      <style:table-column-properties fo:break-before="auto" style:column-width="8.43mm"/>
    </style:style>
    <style:style style:name="co10" style:family="table-column">
      <style:table-column-properties fo:break-before="auto" style:column-width="120.37mm"/>
    </style:style>
    <style:style style:name="co11" style:family="table-column">
      <style:table-column-properties fo:break-before="auto" style:column-width="13.07mm"/>
    </style:style>
    <style:style style:name="co12" style:family="table-column">
      <style:table-column-properties fo:break-before="auto" style:column-width="67.26mm"/>
    </style:style>
    <style:style style:name="co13" style:family="table-column">
      <style:table-column-properties fo:break-before="auto" style:column-width="7.62mm"/>
    </style:style>
    <style:style style:name="co14" style:family="table-column">
      <style:table-column-properties fo:break-before="auto" style:column-width="22.33mm"/>
    </style:style>
    <style:style style:name="co15" style:family="table-column">
      <style:table-column-properties fo:break-before="auto" style:column-width="122.54mm"/>
    </style:style>
    <style:style style:name="co16" style:family="table-column">
      <style:table-column-properties fo:break-before="auto" style:column-width="11.43mm"/>
    </style:style>
    <style:style style:name="co17" style:family="table-column">
      <style:table-column-properties fo:break-before="auto" style:column-width="80.06mm"/>
    </style:style>
    <style:style style:name="co18" style:family="table-column">
      <style:table-column-properties fo:break-before="auto" style:column-width="13.88mm"/>
    </style:style>
    <style:style style:name="co19" style:family="table-column">
      <style:table-column-properties fo:break-before="auto" style:column-width="63.99mm"/>
    </style:style>
    <style:style style:name="co20" style:family="table-column">
      <style:table-column-properties fo:break-before="auto" style:column-width="32.12mm"/>
    </style:style>
    <style:style style:name="co21" style:family="table-column">
      <style:table-column-properties fo:break-before="auto" style:column-width="109.2mm"/>
    </style:style>
    <style:style style:name="co22" style:family="table-column">
      <style:table-column-properties fo:break-before="auto" style:column-width="31.86mm"/>
    </style:style>
    <style:style style:name="co23" style:family="table-column">
      <style:table-column-properties fo:break-before="auto" style:column-width="14.43mm"/>
    </style:style>
    <style:style style:name="co24" style:family="table-column">
      <style:table-column-properties fo:break-before="auto" style:column-width="110.01mm"/>
    </style:style>
    <style:style style:name="co25" style:family="table-column">
      <style:table-column-properties fo:break-before="auto" style:column-width="35.4mm"/>
    </style:style>
    <style:style style:name="co26" style:family="table-column">
      <style:table-column-properties fo:break-before="auto" style:column-width="17.15mm"/>
    </style:style>
    <style:style style:name="co27" style:family="table-column">
      <style:table-column-properties fo:break-before="auto" style:column-width="22.58mm"/>
    </style:style>
    <style:style style:name="co28" style:family="table-column">
      <style:table-column-properties fo:break-before="auto" style:column-width="72.43mm"/>
    </style:style>
    <style:style style:name="co29" style:family="table-column">
      <style:table-column-properties fo:break-before="auto" style:column-width="7.34mm"/>
    </style:style>
    <style:style style:name="co30" style:family="table-column">
      <style:table-column-properties fo:break-before="auto" style:column-width="9.24mm"/>
    </style:style>
    <style:style style:name="co31" style:family="table-column">
      <style:table-column-properties fo:break-before="auto" style:column-width="43.02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16.85mm" fo:break-before="auto" style:use-optimal-row-height="true"/>
    </style:style>
    <style:style style:name="ro4" style:family="table-row">
      <style:table-row-properties style:row-height="12.89mm" fo:break-before="auto" style:use-optimal-row-height="true"/>
    </style:style>
    <style:style style:name="ro5" style:family="table-row">
      <style:table-row-properties style:row-height="23.02mm" fo:break-before="auto" style:use-optimal-row-height="false"/>
    </style:style>
    <style:style style:name="ro6" style:family="table-row">
      <style:table-row-properties style:row-height="9mm" fo:break-before="auto" style:use-optimal-row-height="false"/>
    </style:style>
    <style:style style:name="ta1" style:family="table" style:master-page-name="PageStyle_5f_Articl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 table:use-wildcards="true"/>
      <table:table table:name="Articles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visibility="collapse" table:default-cell-style-name="Default"/>
        <table:table-column table:style-name="co16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21" table:visibility="collapse" table:default-cell-style-name="Default"/>
        <table:table-column table:style-name="co22" table:default-cell-style-name="Default"/>
        <table:table-column table:style-name="co23" table:visibility="collapse" table:number-columns-repeated="2" table:default-cell-style-name="Default"/>
        <table:table-column table:style-name="co24" table:visibility="collapse" table:number-columns-repeated="3" table:default-cell-style-name="Default"/>
        <table:table-column table:style-name="co25" table:visibility="collapse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6" table:visibility="collapse" table:default-cell-style-name="Default"/>
        <table:table-column table:style-name="co17" table:visibility="collapse" table:default-cell-style-name="Default"/>
        <table:table-column table:style-name="co27" table:visibility="collapse" table:default-cell-style-name="Default"/>
        <table:table-row table:style-name="ro1">
          <table:table-cell/>
          <table:table-cell table:style-name="ce7" office:value-type="string" calcext:value-type="string">
            <text:p>Identifier</text:p>
          </table:table-cell>
          <table:table-cell table:number-columns-repeated="2" table:style-name="ce7" office:value-type="string" calcext:value-type="string">
            <text:p>#</text:p>
          </table:table-cell>
          <table:table-cell office:value-type="string" calcext:value-type="string">
            <text:p>Title</text:p>
          </table:table-cell>
          <table:table-cell table:style-name="ce2" office:value-type="string" calcext:value-type="string">
            <text:p>article</text:p>
          </table:table-cell>
          <table:table-cell table:style-name="ce2" office:value-type="string" calcext:value-type="string">
            <text:p>1. Qual é o tipo de trabalho?</text:p>
          </table:table-cell>
          <table:table-cell table:style-name="ce2" office:value-type="string" calcext:value-type="string">
            <text:p>2. Quais são os corpus utilizados?</text:p>
          </table:table-cell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<text:s/>5. Qual é domínio de aplicação?</text:p>
          </table:table-cell>
          <table:table-cell table:style-name="ce2" office:value-type="string" calcext:value-type="string">
            <text:p>Q2</text:p>
          </table:table-cell>
          <table:table-cell table:style-name="ce2" office:value-type="string" calcext:value-type="string">
            <text:p>6. Quais línguas o trabalho abordou?</text:p>
          </table:table-cell>
          <table:table-cell table:style-name="ce2" office:value-type="string" calcext:value-type="string">
            <text:p>Q2</text:p>
          </table:table-cell>
          <table:table-cell table:style-name="ce2" office:value-type="string" calcext:value-type="string">
            <text:p>Q3</text:p>
          </table:table-cell>
          <table:table-cell table:style-name="ce2" office:value-type="string" calcext:value-type="string">
            <text:p>9. Qual terminologia utilizada?</text:p>
          </table:table-cell>
          <table:table-cell table:style-name="ce2" office:value-type="string" calcext:value-type="string">
            <text:p>Q4</text:p>
          </table:table-cell>
          <table:table-cell table:style-name="ce2" office:value-type="string" calcext:value-type="string">
            <text:p>10. Qual é o tipo de corpus testado?</text:p>
          </table:table-cell>
          <table:table-cell table:style-name="ce2" office:value-type="string" calcext:value-type="string">
            <text:p>Q5</text:p>
          </table:table-cell>
          <table:table-cell table:style-name="ce2" office:value-type="string" calcext:value-type="string">
            <text:p><text:s/>3. O trabalho envolveu técnicas de Deep Learning? Quais? </text:p>
          </table:table-cell>
          <table:table-cell table:style-name="ce2" office:value-type="string" calcext:value-type="string">
            <text:p>Q6</text:p>
          </table:table-cell>
          <table:table-cell table:style-name="ce2" office:value-type="string" calcext:value-type="string">
            <text:p><text:s/>4. O trabalho utilizou modelos de 'word embedding'? Quais? </text:p>
          </table:table-cell>
          <table:table-cell table:style-name="ce2" office:value-type="string" calcext:value-type="string">
            <text:p>Q6</text:p>
          </table:table-cell>
          <table:table-cell table:style-name="ce2"/>
          <table:table-cell table:style-name="ce2" office:value-type="string" calcext:value-type="string">
            <text:p>Q7</text:p>
          </table:table-cell>
          <table:table-cell table:style-name="ce2" table:number-columns-repeated="2"/>
          <table:table-cell table:style-name="ce2" office:value-type="string" calcext:value-type="string">
            <text:p>7. O trabalho utilizou técnicas diferentes do Deep Learning? Quais?</text:p>
          </table:table-cell>
          <table:table-cell table:style-name="ce2"/>
          <table:table-cell table:style-name="ce2" office:value-type="string" calcext:value-type="string">
            <text:p>Q7</text:p>
          </table:table-cell>
          <table:table-cell table:style-name="ce2" office:value-type="string" calcext:value-type="string">
            <text:p>Q8</text:p>
          </table:table-cell>
          <table:table-cell table:style-name="ce8" office:value-type="string" calcext:value-type="string">
            <text:p>8. Qual foi o tipo de aprendizado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\ref{</text:p>
          </table:table-cell>
          <table:table-cell office:value-type="string" calcext:value-type="string">
            <text:p>smith_82_2018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82 Treebanks, 34 Models: Universal Dependency Parsing with Multi-Treebank Models</text:p>
          </table:table-cell>
          <table:table-cell table:style-name="ce9" office:value-type="string" calcext:value-type="string">
            <text:p>82 Treebanks, 34 Models: Universal Dependency Parsing withMulti-Treebank Models</text:p>
          </table:table-cell>
          <table:table-cell table:style-name="ce9"/>
          <table:table-cell table:style-name="ce9" office:value-type="string" calcext:value-type="string">
            <text:p>Universal Dependencies v2.2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J2];FIND(&quot;=&quot;;[.J2])-2)" office:value-type="string" office:string-value="G" calcext:value-type="string">
            <text:p>G</text:p>
          </table:table-cell>
          <table:table-cell table:style-name="ce9" office:value-type="string" calcext:value-type="string">
            <text:p>U = Universal, V = Vária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U, V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BiRNN-CRF</text:p>
            <text:p> Attention-based LSTM Model</text:p>
          </table:table-cell>
          <table:table-cell table:style-name="ce9" office:value-type="string" calcext:value-type="string">
            <text:p>LSTM, CRF, RNN</text:p>
          </table:table-cell>
          <table:table-cell table:style-name="ce9" office:value-type="string" calcext:value-type="string">
            <text:p>Facebook word embeddings</text:p>
            <text:p>Character Embeddings Trained on Wikipedia Text</text:p>
          </table:table-cell>
          <table:table-cell table:style-name="ce9" office:value-type="string" calcext:value-type="string">
            <text:p>LSTM, CRF, RNN</text:p>
          </table:table-cell>
          <table:table-cell table:style-name="ce9"/>
          <table:table-cell table:style-name="ce9" office:value-type="string" calcext:value-type="string">
            <text:p>CE</text:p>
          </table:table-cell>
          <table:table-cell table:style-name="ce9" table:number-columns-repeated="2"/>
          <table:table-cell table:style-name="ce9" office:value-type="string" calcext:value-type="string">
            <text:p>Joint Word</text:p>
            <text:p>Trie-based segmenter</text:p>
          </table:table-cell>
          <table:table-cell table:style-name="ce9" office:value-type="string" calcext:value-type="string">
            <text:p>O=Other</text:p>
          </table:table-cell>
          <table:table-cell table:style-name="ce9" office:value-type="string" calcext:value-type="string">
            <text:p>CE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binkley_dataset_2013</text:p>
          </table:table-cell>
          <table:table-cell table:formula="of:=[.C2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dataset for evaluating identifier splitters</text:p>
          </table:table-cell>
          <table:table-cell table:style-name="ce9" office:value-type="string" calcext:value-type="string">
            <text:p>A dataset for evaluating identifier splitters</text:p>
          </table:table-cell>
          <table:table-cell table:style-name="ce9"/>
          <table:table-cell table:style-name="ce9" office:value-type="string" calcext:value-type="string">
            <text:p>Own Corpus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ES = Engenharia de Software</text:p>
          </table:table-cell>
          <table:table-cell table:style-name="ce9" table:formula="of:=LEFT([.J3];FIND(&quot;=&quot;;[.J3])-2)" office:value-type="string" office:string-value="ES" calcext:value-type="string">
            <text:p>ES</text:p>
          </table:table-cell>
          <table:table-cell table:style-name="ce9" office:value-type="string" calcext:value-type="string">
            <text:p>I = Inglês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IS = Identifier Splitting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I = Identificadores de código-fonte</text:p>
          </table:table-cell>
          <table:table-cell table:style-name="ce9" office:value-type="string" calcext:value-type="string">
            <text:p>I</text:p>
          </table:table-cell>
          <table:table-cell table:number-columns-repeated="4" table:style-name="ce9" office:value-type="string" calcext:value-type="string">
            <text:p>N</text:p>
          </table:table-cell>
          <table:table-cell table:style-name="ce9"/>
          <table:table-cell table:style-name="ce9" table:formula="of:=[.U3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NA/ND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NA/NI</text:p>
          </table:table-cell>
          <table:table-cell table:style-name="ce9" office:value-type="string" calcext:value-type="string">
            <text:p>Semi-supervision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aken_statistical_2011-1</text:p>
          </table:table-cell>
          <table:table-cell table:formula="of:=[.C3]+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statistical learning algorithm for word segmentation</text:p>
          </table:table-cell>
          <table:table-cell table:style-name="ce9" office:value-type="string" calcext:value-type="string">
            <text:p>A statistical learning algorithm for word segmentation</text:p>
          </table:table-cell>
          <table:table-cell table:style-name="ce9"/>
          <table:table-cell table:style-name="ce9" office:value-type="string" calcext:value-type="string">
            <text:p>NA/NI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J4];FIND(&quot;=&quot;;[.J4])-2)" office:value-type="string" office:string-value="G" calcext:value-type="string">
            <text:p>G</text:p>
          </table:table-cell>
          <table:table-cell table:style-name="ce9" office:value-type="string" calcext:value-type="string">
            <text:p>I = Inglê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Statistical Learning</text:p>
          </table:table-cell>
          <table:table-cell table:style-name="ce9" office:value-type="string" calcext:value-type="string">
            <text:p>RNN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RNN</text:p>
          </table:table-cell>
          <table:table-cell table:style-name="ce9"/>
          <table:table-cell table:style-name="ce9" table:formula="of:=[.U4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Técnicas Estatísticas</text:p>
          </table:table-cell>
          <table:table-cell table:style-name="ce9" office:value-type="string" calcext:value-type="string">
            <text:p>ST=Statistic Technique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T</text:p>
          </table:table-cell>
          <table:table-cell table:style-name="ce9" office:value-type="string" calcext:value-type="string">
            <text:p>Não informado / Não aplicá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hill_empirical_2014-1</text:p>
          </table:table-cell>
          <table:table-cell table:formula="of:=[.C4]+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 Empirical Study of Identifier Splitting Techniques</text:p>
          </table:table-cell>
          <table:table-cell table:style-name="ce9" office:value-type="string" calcext:value-type="string">
            <text:p>An Empirical Study of Identifier Splitting Techniques</text:p>
          </table:table-cell>
          <table:table-cell table:style-name="ce9"/>
          <table:table-cell table:style-name="ce9" office:value-type="string" calcext:value-type="string">
            <text:p>Own Corpus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ES = Engenharia de Software</text:p>
          </table:table-cell>
          <table:table-cell table:style-name="ce9" table:formula="of:=LEFT([.J5];FIND(&quot;=&quot;;[.J5])-2)" office:value-type="string" office:string-value="ES" calcext:value-type="string">
            <text:p>ES</text:p>
          </table:table-cell>
          <table:table-cell table:style-name="ce9" office:value-type="string" calcext:value-type="string">
            <text:p>I = Inglês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IS = Identifier Splitting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I = Identificadores de código-fonte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S5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U5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NA/ND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NA/NI</text:p>
          </table:table-cell>
          <table:table-cell table:style-name="ce9" office:value-type="string" calcext:value-type="string">
            <text:p>Não informado / Não aplicá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guerrouj_experimental_2014</text:p>
          </table:table-cell>
          <table:table-cell table:formula="of:=[.C5]+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 Experimental Investigation on the Effects of Context on Source Code Identifiers Splitting and Expansion</text:p>
          </table:table-cell>
          <table:table-cell table:style-name="ce9" office:value-type="string" calcext:value-type="string">
            <text:p>An Experimental Investigation on the Effects of Context on Source Code Identifiers Splitting and Expansion</text:p>
          </table:table-cell>
          <table:table-cell table:style-name="ce9"/>
          <table:table-cell table:style-name="ce9" office:value-type="string" calcext:value-type="string">
            <text:p>C open-source programs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ES = Engenharia de Software</text:p>
          </table:table-cell>
          <table:table-cell table:style-name="ce9" table:formula="of:=LEFT([.J6];FIND(&quot;=&quot;;[.J6])-2)" office:value-type="string" office:string-value="ES" calcext:value-type="string">
            <text:p>ES</text:p>
          </table:table-cell>
          <table:table-cell table:style-name="ce9" office:value-type="string" calcext:value-type="string">
            <text:p>I = Inglês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IS = Identifier Splitting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I = Identificadores de código-fonte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S6]" office:value-type="string" office:string-value="N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NA/ND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NA/NI</text:p>
          </table:table-cell>
          <table:table-cell table:style-name="ce9" office:value-type="string" calcext:value-type="string">
            <text:p>Semi-supervision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wang_improved_2015-2</text:p>
          </table:table-cell>
          <table:table-cell table:formula="of:=[.C6]+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 improved unsupervised approach to word segmentation</text:p>
          </table:table-cell>
          <table:table-cell table:style-name="ce9" office:value-type="string" calcext:value-type="string">
            <text:p>An improved unsupervised approach to word segmentation</text:p>
          </table:table-cell>
          <table:table-cell table:style-name="ce9"/>
          <table:table-cell table:style-name="ce9" office:value-type="string" calcext:value-type="string">
            <text:p>Backoff-2 dataset, Backoff-3 dataset, CGW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J7];FIND(&quot;=&quot;;[.J7])-2)" office:value-type="string" office:string-value="G" calcext:value-type="string">
            <text:p>G</text:p>
          </table:table-cell>
          <table:table-cell table:style-name="ce9" office:value-type="string" calcext:value-type="string">
            <text:p>I = Inglê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S7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U7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Técnicas Estatísticas e aprendizado não supervisionado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T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shishkova_annotated_nodate</text:p>
          </table:table-cell>
          <table:table-cell table:formula="of:=[.C7]+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notated Suffix Tree Method for German Compound Splitting</text:p>
          </table:table-cell>
          <table:table-cell table:style-name="ce9" office:value-type="string" calcext:value-type="string">
            <text:p>Annotated Suffix Tree Method for German Compound Splitting</text:p>
          </table:table-cell>
          <table:table-cell table:style-name="ce9"/>
          <table:table-cell table:style-name="ce9" office:value-type="string" calcext:value-type="string">
            <text:p>Wiktionary, Category: German compound words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T = Tradução Automática</text:p>
          </table:table-cell>
          <table:table-cell table:style-name="ce9" table:formula="of:=LEFT([.J8];FIND(&quot;=&quot;;[.J8])-2)" office:value-type="string" office:string-value="T" calcext:value-type="string">
            <text:p>T</text:p>
          </table:table-cell>
          <table:table-cell table:style-name="ce9" office:value-type="string" calcext:value-type="string">
            <text:p>A = Alemão, I = Inglês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G, E</text:p>
          </table:table-cell>
          <table:table-cell table:style-name="ce9" office:value-type="string" calcext:value-type="string">
            <text:p>CS = Compound Splitting, CSP = Compound Splitter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P = Palavras Compostas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S8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U8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Annotated Suffix Tree</text:p>
          </table:table-cell>
          <table:table-cell table:style-name="ce9" office:value-type="string" calcext:value-type="string">
            <text:p>O=Other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guerrouj_automatic_2010</text:p>
          </table:table-cell>
          <table:table-cell table:formula="of:=[.C8]+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tomatic Derivation of Concepts Based on the Analysis of Source Code Identifiers</text:p>
          </table:table-cell>
          <table:table-cell table:style-name="ce9" office:value-type="string" calcext:value-type="string">
            <text:p>Automatic Derivation of Concepts Based on the Analysis of Source Code Identifiers</text:p>
          </table:table-cell>
          <table:table-cell table:style-name="ce9"/>
          <table:table-cell table:style-name="ce9" office:value-type="string" calcext:value-type="string">
            <text:p>Own Corpus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ES = Engenharia de Software</text:p>
          </table:table-cell>
          <table:table-cell table:style-name="ce9" table:formula="of:=LEFT([.J9];FIND(&quot;=&quot;;[.J9])-2)" office:value-type="string" office:string-value="ES" calcext:value-type="string">
            <text:p>ES</text:p>
          </table:table-cell>
          <table:table-cell table:style-name="ce9" office:value-type="string" calcext:value-type="string">
            <text:p>I = Inglês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IS = Identifier Splitting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I = Identificadores de código-fonte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S9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U9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NA/ND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/>
          <table:table-cell table:style-name="ce9" office:value-type="string" calcext:value-type="string">
            <text:p>Supervision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lee_automatic_2007-2</text:p>
          </table:table-cell>
          <table:table-cell table:formula="of:=[.C9]+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utomatic word spacing using probabilistic models based on character n-grams</text:p>
          </table:table-cell>
          <table:table-cell table:style-name="ce9" office:value-type="string" calcext:value-type="string">
            <text:p>Automatic word spacing using probabilistic models based on character n-grams</text:p>
          </table:table-cell>
          <table:table-cell table:style-name="ce9"/>
          <table:table-cell table:style-name="ce9" office:value-type="string" calcext:value-type="string">
            <text:p>21st Century Sejong Project’s, ETRI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J10];FIND(&quot;=&quot;;[.J10])-2)" office:value-type="string" office:string-value="G" calcext:value-type="string">
            <text:p>G</text:p>
          </table:table-cell>
          <table:table-cell table:style-name="ce9" office:value-type="string" calcext:value-type="string">
            <text:p>I = Inglês, V = Vária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E, V</text:p>
          </table:table-cell>
          <table:table-cell table:style-name="ce9" office:value-type="string" calcext:value-type="string">
            <text:p>CS = Compound Splitting, WSP = Word Splitting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S10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U10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Técnicas Estatísticas baseadas em n-gramas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T, NG</text:p>
          </table:table-cell>
          <table:table-cell table:style-name="ce9" office:value-type="string" calcext:value-type="string">
            <text:p>Não informado / Não aplicá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wang_breaking_2015-1</text:p>
          </table:table-cell>
          <table:table-cell table:formula="of:=[.C10]+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eaking Bad: Detecting malicious domains using word segmentation</text:p>
          </table:table-cell>
          <table:table-cell table:style-name="ce9" office:value-type="string" calcext:value-type="string">
            <text:p>Breaking Bad: Detecting malicious domains using word segmentation</text:p>
          </table:table-cell>
          <table:table-cell table:style-name="ce9"/>
          <table:table-cell table:style-name="ce9" office:value-type="string" calcext:value-type="string">
            <text:p>Google Ngrams corpu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J11];FIND(&quot;=&quot;;[.J11])-2)" office:value-type="string" office:string-value="G" calcext:value-type="string">
            <text:p>G</text:p>
          </table:table-cell>
          <table:table-cell table:style-name="ce9" office:value-type="string" calcext:value-type="string">
            <text:p>I = Inglê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U = URL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S11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U11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Técnicas Estatísticas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T</text:p>
          </table:table-cell>
          <table:table-cell table:style-name="ce9" office:value-type="string" calcext:value-type="string">
            <text:p>Não informado / Não aplicáve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\ref{</text:p>
          </table:table-cell>
          <table:table-cell office:value-type="string" calcext:value-type="string">
            <text:p>dit_can_2011-1</text:p>
          </table:table-cell>
          <table:table-cell table:formula="of:=[.C11]+1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n Better Identifier Splitting Techniques Help Feature Location?</text:p>
          </table:table-cell>
          <table:table-cell table:style-name="ce9" office:value-type="string" calcext:value-type="string">
            <text:p>Can Better Identifier Splitting Techniques Help Feature Location?</text:p>
          </table:table-cell>
          <table:table-cell table:style-name="ce9"/>
          <table:table-cell table:style-name="ce9" office:value-type="string" calcext:value-type="string">
            <text:p>Rhino Features</text:p>
            <text:p>Rhino Bugs</text:p>
            <text:p>jEdit Features</text:p>
            <text:p>jEdit Bugs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ES = Engenharia de Software</text:p>
          </table:table-cell>
          <table:table-cell table:style-name="ce9" table:formula="of:=LEFT([.J12];FIND(&quot;=&quot;;[.J12])-2)" office:value-type="string" office:string-value="ES" calcext:value-type="string">
            <text:p>ES</text:p>
          </table:table-cell>
          <table:table-cell table:style-name="ce9" office:value-type="string" calcext:value-type="string">
            <text:p>I = Inglês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IS = Identifier Splitting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I = Identificadores de código-fonte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S12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U12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Information Retrieval </text:p>
            <text:p>Dynamic analysis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O</text:p>
          </table:table-cell>
          <table:table-cell table:style-name="ce9"/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doval_comparing_2018-1</text:p>
          </table:table-cell>
          <table:table-cell table:formula="of:=[.C12]+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mparing neural- and N-gram-based language models for word segmentation</text:p>
          </table:table-cell>
          <table:table-cell table:style-name="ce9" office:value-type="string" calcext:value-type="string">
            <text:p>Comparing neural- and N-gram-based language models for word segmentation</text:p>
          </table:table-cell>
          <table:table-cell table:style-name="ce9"/>
          <table:table-cell table:style-name="ce9" office:value-type="string" calcext:value-type="string">
            <text:p>WMT17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J13];FIND(&quot;=&quot;;[.J13])-2)" office:value-type="string" office:string-value="G" calcext:value-type="string">
            <text:p>G</text:p>
          </table:table-cell>
          <table:table-cell table:style-name="ce9" office:value-type="string" calcext:value-type="string">
            <text:p>V = Vária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RNN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RNN</text:p>
          </table:table-cell>
          <table:table-cell table:style-name="ce9"/>
          <table:table-cell table:style-name="ce9" table:formula="of:=[.U13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Redes Neurais Recorrentes, Técnicas estatísticas baseadas em n-gramas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NG</text:p>
          </table:table-cell>
          <table:table-cell table:style-name="ce9" office:value-type="string" calcext:value-type="string">
            <text:p>Não informado / Não aplicável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\ref{</text:p>
          </table:table-cell>
          <table:table-cell office:value-type="string" calcext:value-type="string">
            <text:p>kraaij_comparing_1998</text:p>
          </table:table-cell>
          <table:table-cell table:formula="of:=[.C13]+1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mparing the Effect of Syntactic vs. Statistical Phrase Indexing Strategies for Dutch</text:p>
          </table:table-cell>
          <table:table-cell table:style-name="ce9" office:value-type="string" calcext:value-type="string">
            <text:p>Comparing the Effect of Syntactic vs. Statistical Phrase Indexing Strategies for Dutch</text:p>
          </table:table-cell>
          <table:table-cell table:style-name="ce9"/>
          <table:table-cell table:style-name="ce9" office:value-type="string" calcext:value-type="string">
            <text:p>Het Eindhovens Dagblad</text:p>
            <text:p>Het Brabants Dagblad</text:p>
            <text:p>Het Nieuwsblad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J14];FIND(&quot;=&quot;;[.J14])-2)" office:value-type="string" office:string-value="G" calcext:value-type="string">
            <text:p>G</text:p>
          </table:table-cell>
          <table:table-cell table:style-name="ce9" office:value-type="string" calcext:value-type="string">
            <text:p>O = Outra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CS = Compound Splitting, CSP = Compound Splitter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P = Palavras Compostas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S14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U14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ND/AN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NA/NI</text:p>
          </table:table-cell>
          <table:table-cell table:style-name="ce9" office:value-type="string" calcext:value-type="string">
            <text:p>Não informado / Não aplicá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ordelman_compound_2003</text:p>
          </table:table-cell>
          <table:table-cell table:formula="of:=[.C14]+1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pound decomposition in Dutch large vocabulary speech recognition</text:p>
          </table:table-cell>
          <table:table-cell table:style-name="ce9" office:value-type="string" calcext:value-type="string">
            <text:p>Compound decomposition in Dutch large vocabulary speech recognition</text:p>
          </table:table-cell>
          <table:table-cell table:style-name="ce9"/>
          <table:table-cell table:style-name="ce9" office:value-type="string" calcext:value-type="string">
            <text:p>Own Corpus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J15];FIND(&quot;=&quot;;[.J15])-2)" office:value-type="string" office:string-value="G" calcext:value-type="string">
            <text:p>G</text:p>
          </table:table-cell>
          <table:table-cell table:style-name="ce9" office:value-type="string" calcext:value-type="string">
            <text:p>I = Inglês, O = Outra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E, O</text:p>
          </table:table-cell>
          <table:table-cell table:style-name="ce9" office:value-type="string" calcext:value-type="string">
            <text:p>CS = Compound Splitting, CSP = Compound Splitter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P = Palavras Compostas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S15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U15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Data-driven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NA/NI</text:p>
          </table:table-cell>
          <table:table-cell table:style-name="ce9" office:value-type="string" calcext:value-type="string">
            <text:p>Não informado / Não aplicáve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\ref{</text:p>
          </table:table-cell>
          <table:table-cell office:value-type="string" calcext:value-type="string">
            <text:p>shao_cross-lingual_2017-1</text:p>
          </table:table-cell>
          <table:table-cell table:formula="of:=[.C15]+1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oss-lingual Word Segmentation and Morpheme Segmentation as Sequence Labelling</text:p>
          </table:table-cell>
          <table:table-cell table:style-name="ce9" office:value-type="string" calcext:value-type="string">
            <text:p>Cross-lingual Word Segmentation and Morpheme Segmentation as SequenceLabelling</text:p>
          </table:table-cell>
          <table:table-cell table:style-name="ce9"/>
          <table:table-cell table:style-name="ce9" office:value-type="string" calcext:value-type="string">
            <text:p>- 10 data sets provided in the MLP 2017 shared tasks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J16];FIND(&quot;=&quot;;[.J16])-2)" office:value-type="string" office:string-value="G" calcext:value-type="string">
            <text:p>G</text:p>
          </table:table-cell>
          <table:table-cell table:style-name="ce9" office:value-type="string" calcext:value-type="string">
            <text:p>V = Vária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V</text:p>
          </table:table-cell>
          <table:table-cell table:style-name="ce9"/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S = Sim</text:p>
            <text:p>BiRRN = Bidirectional Recurrent Neural Network</text:p>
            <text:p>GRU = Gated recurrent units</text:p>
          </table:table-cell>
          <table:table-cell table:style-name="ce9" office:value-type="string" calcext:value-type="string">
            <text:p>RNN, GRU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RNN, GRU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CRF = Conditional Random Fields</text:p>
            <text:p>MF = Morpheme Segmentation</text:p>
            <text:p>3GM = 3-Gram Model</text:p>
            <text:p>VA = Viterbi Algorithm</text:p>
          </table:table-cell>
          <table:table-cell table:style-name="ce9" office:value-type="string" calcext:value-type="string">
            <text:p>MS=Morpheme Segmentation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VA, NG, MS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\ref{</text:p>
          </table:table-cell>
          <table:table-cell office:value-type="string" calcext:value-type="string">
            <text:p>khaitan_data-driven_2009</text:p>
          </table:table-cell>
          <table:table-cell table:formula="of:=[.C16]+1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ata-driven Compound Splitting Method for English Compounds in Domain Names</text:p>
          </table:table-cell>
          <table:table-cell table:style-name="ce9" office:value-type="string" calcext:value-type="string">
            <text:p>Data-driven Compound Splitting Method for English Compounds in Domain Names</text:p>
          </table:table-cell>
          <table:table-cell table:style-name="ce9" office:value-type="string" calcext:value-type="string">
            <text:p>AC = Artigo de Conferencia</text:p>
          </table:table-cell>
          <table:table-cell table:style-name="ce9" office:value-type="string" calcext:value-type="string">
            <text:p>Wikipedia English corpus Titles = 1.1M unique word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O = Outra</text:p>
          </table:table-cell>
          <table:table-cell table:style-name="ce9" table:formula="of:=LEFT([.J17];FIND(&quot;=&quot;;[.J17])-2)" office:value-type="string" office:string-value="O" calcext:value-type="string">
            <text:p>O</text:p>
          </table:table-cell>
          <table:table-cell table:style-name="ce9" office:value-type="string" calcext:value-type="string">
            <text:p>I = Inglês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CS = Compound Splitting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U = URL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S17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U17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Objective Function based in Frequency</text:p>
            <text:p>N-gram = 1-gram to 3-gram</text:p>
            <text:p>List of Stop-words = filter tokens</text:p>
          </table:table-cell>
          <table:table-cell table:style-name="ce9" office:value-type="string" calcext:value-type="string">
            <text:p>SW=Stop Words List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T, NG, SW</text:p>
          </table:table-cell>
          <table:table-cell table:style-name="ce9"/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liang_detecting_2014-1</text:p>
          </table:table-cell>
          <table:table-cell table:formula="of:=[.C17]+1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tecting "protein words" through unsupervised word segmentation</text:p>
          </table:table-cell>
          <table:table-cell table:style-name="ce9" office:value-type="string" calcext:value-type="string">
            <text:p>Detecting "protein words" through unsupervised word segmentation</text:p>
          </table:table-cell>
          <table:table-cell table:style-name="ce9"/>
          <table:table-cell table:style-name="ce9" office:value-type="string" calcext:value-type="string">
            <text:p>Protein Data Bank (PDB)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J18];FIND(&quot;=&quot;;[.J18])-2)" office:value-type="string" office:string-value="G" calcext:value-type="string">
            <text:p>G</text:p>
          </table:table-cell>
          <table:table-cell table:style-name="ce9" office:value-type="string" calcext:value-type="string">
            <text:p>V = Vária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S18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U18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Aprendizado não-supervisionado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NA/NI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henrich_determining_2011</text:p>
          </table:table-cell>
          <table:table-cell table:formula="of:=[.C18]+1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termining immediate constituents of compounds in GermaNet</text:p>
          </table:table-cell>
          <table:table-cell table:style-name="ce9" office:value-type="string" calcext:value-type="string">
            <text:p>Determining immediate constituents of compounds in GermaNet</text:p>
          </table:table-cell>
          <table:table-cell table:style-name="ce9" office:value-type="string" calcext:value-type="string">
            <text:p>AC = Artigo de Conferencia</text:p>
          </table:table-cell>
          <table:table-cell table:style-name="ce9" office:value-type="string" calcext:value-type="string">
            <text:p>Germanet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O = Outra</text:p>
          </table:table-cell>
          <table:table-cell table:style-name="ce9" table:formula="of:=LEFT([.J19];FIND(&quot;=&quot;;[.J19])-2)" office:value-type="string" office:string-value="O" calcext:value-type="string">
            <text:p>O</text:p>
          </table:table-cell>
          <table:table-cell table:style-name="ce9" office:value-type="string" calcext:value-type="string">
            <text:p>A = Alemão, I = Inglês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G, E</text:p>
          </table:table-cell>
          <table:table-cell table:style-name="ce9" office:value-type="string" calcext:value-type="string">
            <text:p>CS = Compound Splitting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P = Palavras Compostas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S19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U19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Morphological Analysis</text:p>
          </table:table-cell>
          <table:table-cell table:style-name="ce9" office:value-type="string" calcext:value-type="string">
            <text:p>MA=Morphological Analysi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MA</text:p>
          </table:table-cell>
          <table:table-cell table:style-name="ce9" office:value-type="string" calcext:value-type="string">
            <text:p>Não informado / Não aplicáv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\ref{</text:p>
          </table:table-cell>
          <table:table-cell office:value-type="string" calcext:value-type="string">
            <text:p>rigouts_terryn_dutch_2016</text:p>
          </table:table-cell>
          <table:table-cell table:formula="of:=[.C19]+1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utch hypernym detection: does decompounding help?</text:p>
          </table:table-cell>
          <table:table-cell table:style-name="ce9" office:value-type="string" calcext:value-type="string">
            <text:p>Dutch hypernym detection: does decompounding help?</text:p>
          </table:table-cell>
          <table:table-cell table:style-name="ce9"/>
          <table:table-cell table:style-name="ce9" office:value-type="string" calcext:value-type="string">
            <text:p>Own Annoted Corpus with BRAT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T = Tradução Automática</text:p>
          </table:table-cell>
          <table:table-cell table:style-name="ce9" table:formula="of:=LEFT([.J20];FIND(&quot;=&quot;;[.J20])-2)" office:value-type="string" office:string-value="T" calcext:value-type="string">
            <text:p>T</text:p>
          </table:table-cell>
          <table:table-cell table:style-name="ce9" office:value-type="string" calcext:value-type="string">
            <text:p>O = Outra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CS = Compound Splitting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P = Palavras Compostas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S20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U20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hypernym detection system</text:p>
            <text:p>pos tagging</text:p>
          </table:table-cell>
          <table:table-cell table:style-name="ce9" office:value-type="string" calcext:value-type="string">
            <text:p>PT=Pos Tagging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O, PT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baziotis_ekphrasis_nodate-2</text:p>
          </table:table-cell>
          <table:table-cell table:formula="of:=[.C20]+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kphrasis</text:p>
          </table:table-cell>
          <table:table-cell table:style-name="ce9" office:value-type="string" calcext:value-type="string">
            <text:p>Ekphrasis</text:p>
          </table:table-cell>
          <table:table-cell table:style-name="ce9"/>
          <table:table-cell table:style-name="ce9" office:value-type="string" calcext:value-type="string">
            <text:p>english Wikipedia, twitter - 330mil english tweets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J21];FIND(&quot;=&quot;;[.J21])-2)" office:value-type="string" office:string-value="G" calcext:value-type="string">
            <text:p>G</text:p>
          </table:table-cell>
          <table:table-cell table:style-name="ce9" office:value-type="string" calcext:value-type="string">
            <text:p>I = Inglê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WSP = Word Splitting, 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H = Hashtag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Y, Redes Neurais Recorrentes</text:p>
          </table:table-cell>
          <table:table-cell table:style-name="ce9" office:value-type="string" calcext:value-type="string">
            <text:p>RNN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RNN</text:p>
          </table:table-cell>
          <table:table-cell table:style-name="ce9"/>
          <table:table-cell table:style-name="ce9" table:formula="of:=[.U21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N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NA/NI</text:p>
          </table:table-cell>
          <table:table-cell table:style-name="ce9" office:value-type="string" calcext:value-type="string">
            <text:p>Não informado / Não aplicáv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\ref{</text:p>
          </table:table-cell>
          <table:table-cell office:value-type="string" calcext:value-type="string">
            <text:p>koehn_empirical_2003</text:p>
          </table:table-cell>
          <table:table-cell table:formula="of:=[.C21]+1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mpirical Methods for Compound Splitting</text:p>
          </table:table-cell>
          <table:table-cell table:style-name="ce9" office:value-type="string" calcext:value-type="string">
            <text:p>Empirical Methods for Compound Splitting</text:p>
          </table:table-cell>
          <table:table-cell table:style-name="ce9" office:value-type="string" calcext:value-type="string">
            <text:p>AC = Artigo de Conferencia</text:p>
          </table:table-cell>
          <table:table-cell table:style-name="ce9" office:value-type="string" calcext:value-type="string">
            <text:p>European Parliament Proceedings, consisting of 20 million words of German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T = Tradução Automática</text:p>
          </table:table-cell>
          <table:table-cell table:style-name="ce9" table:formula="of:=LEFT([.J22];FIND(&quot;=&quot;;[.J22])-2)" office:value-type="string" office:string-value="T" calcext:value-type="string">
            <text:p>T</text:p>
          </table:table-cell>
          <table:table-cell table:style-name="ce9" office:value-type="string" calcext:value-type="string">
            <text:p>A = Alemão, I = Inglês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G, E</text:p>
          </table:table-cell>
          <table:table-cell table:style-name="ce9" office:value-type="string" calcext:value-type="string">
            <text:p>CS = Compound Splitting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P = Palavras Compostas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S22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U22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FBM = Frequency Based Metric</text:p>
            <text:p>TL = Translation Lexicon = establishes word alignment in the two languages</text:p>
          </table:table-cell>
          <table:table-cell table:style-name="ce9" office:value-type="string" calcext:value-type="string">
            <text:p>LA=Lexical Analysi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T, LA</text:p>
          </table:table-cell>
          <table:table-cell table:style-name="ce9" office:value-type="string" calcext:value-type="string">
            <text:p>Não informado / Não aplicáv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\ref{</text:p>
          </table:table-cell>
          <table:table-cell office:value-type="string" calcext:value-type="string">
            <text:p>jagfeld_evaluating_2017</text:p>
          </table:table-cell>
          <table:table-cell table:formula="of:=[.C22]+1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valuating compound splitters extrinsically with textual entailment</text:p>
          </table:table-cell>
          <table:table-cell table:style-name="ce9" office:value-type="string" calcext:value-type="string">
            <text:p>Evaluating compound splitters extrinsically with textual entailment</text:p>
          </table:table-cell>
          <table:table-cell table:style-name="ce9" office:value-type="string" calcext:value-type="string">
            <text:p>AC = Artigo de Conferencia</text:p>
          </table:table-cell>
          <table:table-cell table:style-name="ce9" office:value-type="string" calcext:value-type="string">
            <text:p>RTE-3 Dataset from PASCAL Recognising Textual Entailment Challenge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J23];FIND(&quot;=&quot;;[.J23])-2)" office:value-type="string" office:string-value="G" calcext:value-type="string">
            <text:p>G</text:p>
          </table:table-cell>
          <table:table-cell table:style-name="ce9" office:value-type="string" calcext:value-type="string">
            <text:p>A = Alemão</text:p>
          </table:table-cell>
          <table:table-cell table:number-columns-repeated="2" table:style-name="ce9" office:value-type="string" calcext:value-type="string">
            <text:p>G</text:p>
          </table:table-cell>
          <table:table-cell table:style-name="ce9" office:value-type="string" calcext:value-type="string">
            <text:p>CS = Compound Splitting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P = Palavras Compostas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S23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U23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Recognizing Textual Entailment</text:p>
            <text:p>Lexical Overlap Hypothesis</text:p>
          </table:table-cell>
          <table:table-cell table:style-name="ce9" office:value-type="string" calcext:value-type="string">
            <text:p>TE=Text Entailment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TE, LA</text:p>
          </table:table-cell>
          <table:table-cell table:style-name="ce9"/>
          <table:table-cell table:number-columns-repeated="2"/>
        </table:table-row>
        <table:table-row table:style-name="ro5">
          <table:table-cell office:value-type="string" calcext:value-type="string">
            <text:p>\ref{</text:p>
          </table:table-cell>
          <table:table-cell office:value-type="string" calcext:value-type="string">
            <text:p>garbe_fast_nodate-2</text:p>
          </table:table-cell>
          <table:table-cell table:formula="of:=[.C23]+1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ast Word Segmentation of Noisy Text</text:p>
          </table:table-cell>
          <table:table-cell table:style-name="ce9" office:value-type="string" calcext:value-type="string">
            <text:p>Fast {Word} {Segmentation} of {Noisy} {Text}</text:p>
          </table:table-cell>
          <table:table-cell table:style-name="ce9"/>
          <table:table-cell table:style-name="ce9" office:value-type="string" calcext:value-type="string">
            <text:p>Google Books Ngram corpus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J24];FIND(&quot;=&quot;;[.J24])-2)" office:value-type="string" office:string-value="G" calcext:value-type="string">
            <text:p>G</text:p>
          </table:table-cell>
          <table:table-cell table:style-name="ce9" office:value-type="string" calcext:value-type="string">
            <text:p>I = Inglê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S24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U24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Programação dinâmica e matriz triangular</text:p>
          </table:table-cell>
          <table:table-cell table:style-name="ce9" office:value-type="string" calcext:value-type="string">
            <text:p>DP=Dynamic Programing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DP, O</text:p>
          </table:table-cell>
          <table:table-cell table:style-name="ce9" office:value-type="string" calcext:value-type="string">
            <text:p>Não informado / Não aplicá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carvalho_source_2015</text:p>
          </table:table-cell>
          <table:table-cell table:formula="of:=[.C24]+1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om Source Code Identifiers to Natural Language Terms</text:p>
          </table:table-cell>
          <table:table-cell table:style-name="ce9" office:value-type="string" calcext:value-type="string">
            <text:p>From Source Code Identifiers to Natural Language Terms</text:p>
          </table:table-cell>
          <table:table-cell table:style-name="ce9"/>
          <table:table-cell table:style-name="ce9" office:value-type="string" calcext:value-type="string">
            <text:p>Own Corpus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ES = Engenharia de Software</text:p>
          </table:table-cell>
          <table:table-cell table:style-name="ce9" table:formula="of:=LEFT([.J25];FIND(&quot;=&quot;;[.J25])-2)" office:value-type="string" office:string-value="ES" calcext:value-type="string">
            <text:p>ES</text:p>
          </table:table-cell>
          <table:table-cell table:style-name="ce9" office:value-type="string" calcext:value-type="string">
            <text:p>I = Inglês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IS = Identifier Splitting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I = Identificadores de código-fonte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S25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U25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NA/NI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NA/NI</text:p>
          </table:table-cell>
          <table:table-cell table:style-name="ce9" office:value-type="string" calcext:value-type="string">
            <text:p>Semi-supervision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\ref{</text:p>
          </table:table-cell>
          <table:table-cell office:value-type="string" calcext:value-type="string">
            <text:p>hewlett_fully_2011-2</text:p>
          </table:table-cell>
          <table:table-cell table:formula="of:=[.C25]+1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ully Unsupervised Word Segmentation with BVE and MDL</text:p>
          </table:table-cell>
          <table:table-cell table:style-name="ce9" office:value-type="string" calcext:value-type="string">
            <text:p>Fully Unsupervised Word Segmentation with BVE and MDL</text:p>
          </table:table-cell>
          <table:table-cell table:style-name="ce9"/>
          <table:table-cell table:style-name="ce9" office:value-type="string" calcext:value-type="string">
            <text:p>BR87 corpu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J26];FIND(&quot;=&quot;;[.J26])-2)" office:value-type="string" office:string-value="G" calcext:value-type="string">
            <text:p>G</text:p>
          </table:table-cell>
          <table:table-cell table:style-name="ce9" office:value-type="string" calcext:value-type="string">
            <text:p>U = Univers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N = Não</text:p>
          </table:table-cell>
          <table:table-cell table:number-columns-repeated="3" table:style-name="ce9" office:value-type="string" calcext:value-type="string">
            <text:p>N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MDL = Minimum Description Length</text:p>
            <text:p>BVE = Bootstrapped Voting Experts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NA/NI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\ref{</text:p>
          </table:table-cell>
          <table:table-cell office:value-type="string" calcext:value-type="string">
            <text:p>sugisaki_german_2018</text:p>
          </table:table-cell>
          <table:table-cell table:formula="of:=[.C26]+1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erman compound splitting using the compound productivity of morphemes</text:p>
          </table:table-cell>
          <table:table-cell table:style-name="ce9" office:value-type="string" calcext:value-type="string">
            <text:p>German compound splitting using the compound productivity of morphemes</text:p>
          </table:table-cell>
          <table:table-cell table:style-name="ce9" office:value-type="string" calcext:value-type="string">
            <text:p>AC = Artigo de Conferencia</text:p>
          </table:table-cell>
          <table:table-cell table:style-name="ce9" office:value-type="string" calcext:value-type="string">
            <text:p>Giga Web Corpus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J27];FIND(&quot;=&quot;;[.J27])-2)" office:value-type="string" office:string-value="G" calcext:value-type="string">
            <text:p>G</text:p>
          </table:table-cell>
          <table:table-cell table:style-name="ce9" office:value-type="string" calcext:value-type="string">
            <text:p>A = Alemão</text:p>
          </table:table-cell>
          <table:table-cell table:number-columns-repeated="2" table:style-name="ce9" office:value-type="string" calcext:value-type="string">
            <text:p>G</text:p>
          </table:table-cell>
          <table:table-cell table:style-name="ce9" office:value-type="string" calcext:value-type="string">
            <text:p>CS = Compound Splitting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P = Palavras Compostas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S27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U27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MA = Morphological Analysis</text:p>
            <text:p>MoA = Morpheme Analysis</text:p>
            <text:p>L = Lexicon</text:p>
          </table:table-cell>
          <table:table-cell table:style-name="ce9" office:value-type="string" calcext:value-type="string">
            <text:p>MA=Morphological Analysi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MA, LA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\ref{</text:p>
          </table:table-cell>
          <table:table-cell office:value-type="string" calcext:value-type="string">
            <text:p>escartin_german_2014</text:p>
          </table:table-cell>
          <table:table-cell table:formula="of:=[.C27]+1" office:value-type="float" office:value="27" calcext:value-type="float">
            <text:p>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erman Compounds and Statistical Machine Translation. Can they get along?</text:p>
          </table:table-cell>
          <table:table-cell table:style-name="ce9" office:value-type="string" calcext:value-type="string">
            <text:p>German Compounds and Statistical Machine Translation. Can they get along?</text:p>
          </table:table-cell>
          <table:table-cell table:style-name="ce9"/>
          <table:table-cell table:style-name="ce9" office:value-type="string" calcext:value-type="string">
            <text:p>TRIS corpus</text:p>
            <text:p>German-Spanish parallel corpus</text:p>
            <text:p>Europarl corpus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T = Tradução Automática</text:p>
          </table:table-cell>
          <table:table-cell table:style-name="ce9" table:formula="of:=LEFT([.J28];FIND(&quot;=&quot;;[.J28])-2)" office:value-type="string" office:string-value="T" calcext:value-type="string">
            <text:p>T</text:p>
          </table:table-cell>
          <table:table-cell table:style-name="ce9" office:value-type="string" calcext:value-type="string">
            <text:p>A = Alemão, E = Espanhol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G, S</text:p>
          </table:table-cell>
          <table:table-cell table:style-name="ce9" office:value-type="string" calcext:value-type="string">
            <text:p>CS = Compound Splitting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S28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U28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Pos Tagging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PT</text:p>
          </table:table-cell>
          <table:table-cell table:style-name="ce9"/>
          <table:table-cell table:number-columns-repeated="2"/>
        </table:table-row>
        <table:table-row table:style-name="ro3">
          <table:table-cell office:value-type="string" calcext:value-type="string">
            <text:p>\ref{</text:p>
          </table:table-cell>
          <table:table-cell office:value-type="string" calcext:value-type="string">
            <text:p>alfonseca_german_2008</text:p>
          </table:table-cell>
          <table:table-cell table:formula="of:=[.C28]+1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erman Decompounding in a Difficult Corpus</text:p>
          </table:table-cell>
          <table:table-cell table:style-name="ce9" office:value-type="string" calcext:value-type="string">
            <text:p>German Decompounding in a Difficult Corpus</text:p>
          </table:table-cell>
          <table:table-cell table:style-name="ce9"/>
          <table:table-cell table:style-name="ce9" office:value-type="string" calcext:value-type="string">
            <text:p>Europarl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T = Tradução Automática</text:p>
          </table:table-cell>
          <table:table-cell table:style-name="ce9" table:formula="of:=LEFT([.J29];FIND(&quot;=&quot;;[.J29])-2)" office:value-type="string" office:string-value="T" calcext:value-type="string">
            <text:p>T</text:p>
          </table:table-cell>
          <table:table-cell table:style-name="ce9" office:value-type="string" calcext:value-type="string">
            <text:p>A = Alemão, I = Inglês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G, E</text:p>
          </table:table-cell>
          <table:table-cell table:style-name="ce9" office:value-type="string" calcext:value-type="string">
            <text:p>CS = Compound Splitting, CSP = Compound Splitter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P = Palavras Compostas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S29]" office:value-type="string" office:string-value="N" calcext:value-type="string">
            <text:p>N</text:p>
          </table:table-cell>
          <table:table-cell table:style-name="ce9" office:value-type="string" calcext:value-type="string">
            <text:p>Support vector Machine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Frequency-Based</text:p>
            <text:p>Probability-Based</text:p>
            <text:p>Mutual Information</text:p>
            <text:p>Suport Vector Machine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T</text:p>
          </table:table-cell>
          <table:table-cell table:style-name="ce9" office:value-type="string" calcext:value-type="string">
            <text:p>Supervision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\ref{</text:p>
          </table:table-cell>
          <table:table-cell office:value-type="string" calcext:value-type="string">
            <text:p>li_helpful_2018</text:p>
          </table:table-cell>
          <table:table-cell table:formula="of:=[.C29]+1"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elpful or not? an investigation on the feasibility of identifier splitting via CNN-BiLSTM-CRF</text:p>
          </table:table-cell>
          <table:table-cell table:style-name="ce9" office:value-type="string" calcext:value-type="string">
            <text:p>Helpful or not? an investigation on the feasibility of identifier splitting via CNN-BiLSTM-CRF</text:p>
          </table:table-cell>
          <table:table-cell table:style-name="ce9" office:value-type="string" calcext:value-type="string">
            <text:p>AC = Artigo de Conferencia</text:p>
          </table:table-cell>
          <table:table-cell table:style-name="ce9" office:value-type="string" calcext:value-type="string">
            <text:p>Binkley dataset</text:p>
            <text:p>Jhotdraw dataset</text:p>
            <text:p>BT11</text:p>
            <text:p>Lynx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ES = Engenharia de Software</text:p>
          </table:table-cell>
          <table:table-cell table:style-name="ce9" table:formula="of:=LEFT([.J30];FIND(&quot;=&quot;;[.J30])-2)" office:value-type="string" office:string-value="ES" calcext:value-type="string">
            <text:p>ES</text:p>
          </table:table-cell>
          <table:table-cell table:style-name="ce9" office:value-type="string" calcext:value-type="string">
            <text:p>I = Inglês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IS = Identifier Splitting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I = Identificadores de código-fonte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CNN = Convolutional Neural Network</text:p>
            <text:p>BiLSTM = Bidirectional Long Short-Term Memory Network</text:p>
            <text:p>CRF = Conditional Random Fields</text:p>
          </table:table-cell>
          <table:table-cell table:style-name="ce9" office:value-type="string" calcext:value-type="string">
            <text:p>CNN, LSTM, CRF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CNN, LSTM, CRF</text:p>
          </table:table-cell>
          <table:table-cell table:style-name="ce9"/>
          <table:table-cell table:style-name="ce9" table:formula="of:=[.U30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N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NA/NI</text:p>
          </table:table-cell>
          <table:table-cell table:style-name="ce9"/>
          <table:table-cell table:number-columns-repeated="2"/>
        </table:table-row>
        <table:table-row table:style-name="ro2">
          <table:table-cell office:value-type="string" calcext:value-type="string">
            <text:p>\ref{</text:p>
          </table:table-cell>
          <table:table-cell office:value-type="string" calcext:value-type="string">
            <text:p>fritzinger_how_2010</text:p>
          </table:table-cell>
          <table:table-cell table:formula="of:=[.C30]+1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ow to Avoid Burning Ducks: Combining Linguistic Analysis and Corpus Statistics for German Compound Processing</text:p>
          </table:table-cell>
          <table:table-cell table:style-name="ce9" office:value-type="string" calcext:value-type="string">
            <text:p>How to Avoid Burning Ducks: Combining Linguistic Analysis and Corpus Statistics for German Compound Processing</text:p>
          </table:table-cell>
          <table:table-cell table:style-name="ce9" office:value-type="string" calcext:value-type="string">
            <text:p>AC = Artigo de Conferencia</text:p>
          </table:table-cell>
          <table:table-cell table:style-name="ce9" office:value-type="string" calcext:value-type="string">
            <text:p>ND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T = Tradução Automática</text:p>
          </table:table-cell>
          <table:table-cell table:style-name="ce9" table:formula="of:=LEFT([.J31];FIND(&quot;=&quot;;[.J31])-2)" office:value-type="string" office:string-value="T" calcext:value-type="string">
            <text:p>T</text:p>
          </table:table-cell>
          <table:table-cell table:style-name="ce9" office:value-type="string" calcext:value-type="string">
            <text:p>A = Alemão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CS = Compound Splitting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P = Palavras Compostas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S31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U31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MA = Morphological Analysis = using SMOR Morphological Analyser</text:p>
            <text:p>WFC = Word Frequencies from large Corpus = used combined with MA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MA, ST</text:p>
          </table:table-cell>
          <table:table-cell table:style-name="ce9" office:value-type="string" calcext:value-type="string">
            <text:p>Não informado / Não aplicá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johnson_improving_2009-1</text:p>
          </table:table-cell>
          <table:table-cell table:formula="of:=[.C31]+1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mproving Nonparameteric Bayesian Inference: Experiments on Unsupervised Word Segmentation with Adaptor Grammars</text:p>
          </table:table-cell>
          <table:table-cell table:style-name="ce9" office:value-type="string" calcext:value-type="string">
            <text:p>Improving Nonparameteric Bayesian Inference: Experiments on Unsupervised Word Segmentation with Adaptor Grammars</text:p>
          </table:table-cell>
          <table:table-cell table:style-name="ce9"/>
          <table:table-cell table:style-name="ce9" office:value-type="string" calcext:value-type="string">
            <text:p>Brent version of the Bernstein-Ratner corpu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J32];FIND(&quot;=&quot;;[.J32])-2)" office:value-type="string" office:string-value="G" calcext:value-type="string">
            <text:p>G</text:p>
          </table:table-cell>
          <table:table-cell table:style-name="ce9" office:value-type="string" calcext:value-type="string">
            <text:p>O = Outra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N = Não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N = Não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HBI = Hierarchical Bayesian Inference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T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chen_incremental_2016-1</text:p>
          </table:table-cell>
          <table:table-cell table:formula="of:=[.C32]+1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cremental Learning for Fully Unsupervised Word Segmentation Using Penalized Likelihood and Model Selection</text:p>
          </table:table-cell>
          <table:table-cell table:style-name="ce9" office:value-type="string" calcext:value-type="string">
            <text:p>Incremental Learning for Fully Unsupervised Word Segmentation UsingPenalized Likelihood and Model Selection</text:p>
          </table:table-cell>
          <table:table-cell table:style-name="ce9"/>
          <table:table-cell table:style-name="ce9" office:value-type="string" calcext:value-type="string">
            <text:p>Bernstein-Ratner, SIGHAN Bakeoff-2005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J33];FIND(&quot;=&quot;;[.J33])-2)" office:value-type="string" office:string-value="G" calcext:value-type="string">
            <text:p>G</text:p>
          </table:table-cell>
          <table:table-cell table:style-name="ce9" office:value-type="string" calcext:value-type="string">
            <text:p>V = Vária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S33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U33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Aprendizado não supervisionado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NA/NI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\ref{</text:p>
          </table:table-cell>
          <table:table-cell office:value-type="string" calcext:value-type="string">
            <text:p>paul_integration_2011-2</text:p>
          </table:table-cell>
          <table:table-cell table:formula="of:=[.C33]+1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tegration of multiple bilingually-trained segmentation schemes into statistical machine translation</text:p>
          </table:table-cell>
          <table:table-cell table:style-name="ce9" office:value-type="string" calcext:value-type="string">
            <text:p>Integration of multiple bilingually-trained segmentation schemes into statistical machine translation</text:p>
          </table:table-cell>
          <table:table-cell table:style-name="ce9"/>
          <table:table-cell table:style-name="ce9" office:value-type="string" calcext:value-type="string">
            <text:p>Bilingual/Multilingual Corpus</text:p>
            <text:p>Basic Travel Expressions Corpus (BTREC)</text:p>
            <text:p>Statistical Machine Translation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J34];FIND(&quot;=&quot;;[.J34])-2)" office:value-type="string" office:string-value="G" calcext:value-type="string">
            <text:p>G</text:p>
          </table:table-cell>
          <table:table-cell table:style-name="ce9" office:value-type="string" calcext:value-type="string">
            <text:p>C = Chinês, I = Inglês, V = Vária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C, E, V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S34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U34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Maximum-Entropy Method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paul_language_2009-1</text:p>
          </table:table-cell>
          <table:table-cell table:formula="of:=[.C34]+1"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anguage Independent Word Segmentation for Statistical Machine Translation</text:p>
          </table:table-cell>
          <table:table-cell table:style-name="ce9" office:value-type="string" calcext:value-type="string">
            <text:p>Language Independent Word Segmentation for Statistical Machine Translation</text:p>
          </table:table-cell>
          <table:table-cell table:style-name="ce9"/>
          <table:table-cell table:style-name="ce9" office:value-type="string" calcext:value-type="string">
            <text:p>BTEC = Multilingual Basic Travel Expressions Corpus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T = Tradução Automática</text:p>
          </table:table-cell>
          <table:table-cell table:style-name="ce9" table:formula="of:=LEFT([.J35];FIND(&quot;=&quot;;[.J35])-2)" office:value-type="string" office:string-value="T" calcext:value-type="string">
            <text:p>T</text:p>
          </table:table-cell>
          <table:table-cell table:style-name="ce9" office:value-type="string" calcext:value-type="string">
            <text:p>C = Chinês, I = Inglês, V = Várias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C, E, V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S35]" office:value-type="string" office:string-value="N" calcext:value-type="string">
            <text:p>N</text:p>
          </table:table-cell>
          <table:table-cell table:style-name="ce9" office:value-type="string" calcext:value-type="string">
            <text:p>N = Não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IBM = Iterative Bootstrap Method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\ref{</text:p>
          </table:table-cell>
          <table:table-cell office:value-type="string" calcext:value-type="string">
            <text:p>macherey_language-independent_2011</text:p>
          </table:table-cell>
          <table:table-cell table:formula="of:=[.C35]+1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anguage-independent Compound Splitting with Morphological Operations</text:p>
          </table:table-cell>
          <table:table-cell table:style-name="ce9" office:value-type="string" calcext:value-type="string">
            <text:p>Language-independent Compound Splitting with Morphological Operations</text:p>
          </table:table-cell>
          <table:table-cell table:style-name="ce9" office:value-type="string" calcext:value-type="string">
            <text:p>AC = Artigo de Conferencia</text:p>
          </table:table-cell>
          <table:table-cell table:style-name="ce9" office:value-type="string" calcext:value-type="string">
            <text:p>Europarl Corpus</text:p>
            <text:p>WMT-07 Dataset - Workshop of Machine Translation 2007 dataset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T = Tradução Automática</text:p>
          </table:table-cell>
          <table:table-cell table:style-name="ce9" table:formula="of:=LEFT([.J36];FIND(&quot;=&quot;;[.J36])-2)" office:value-type="string" office:string-value="T" calcext:value-type="string">
            <text:p>T</text:p>
          </table:table-cell>
          <table:table-cell table:style-name="ce9" office:value-type="string" calcext:value-type="string">
            <text:p>A = Alemão, I = Inglês, V = Várias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G, E, V</text:p>
          </table:table-cell>
          <table:table-cell table:style-name="ce9" office:value-type="string" calcext:value-type="string">
            <text:p>CS = Compound Splitting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P = Palavras Compostas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S36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U36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MA = Morphological Analysis</text:p>
            <text:p>MOBC = Morphological Operations learned from a Bilingual Corpus</text:p>
            <text:p>MC = Monolingual Corpora = to learn and filter the set of compound part candidate</text:p>
            <text:p>DP = Dynamic Programming = to find the optimal split sequence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MA, <text:s/>DP, O</text:p>
          </table:table-cell>
          <table:table-cell table:style-name="ce9" office:value-type="string" calcext:value-type="string">
            <text:p>Não informado / Não aplicáve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\ref{</text:p>
          </table:table-cell>
          <table:table-cell office:value-type="string" calcext:value-type="string">
            <text:p>kawakami_learning_2018-1</text:p>
          </table:table-cell>
          <table:table-cell table:formula="of:=[.C36]+1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earning to Discover, Ground and Use Words with Segmental Neural Language Models</text:p>
          </table:table-cell>
          <table:table-cell table:style-name="ce9" office:value-type="string" calcext:value-type="string">
            <text:p>Learning to Discover, Ground and Use Words with Segmental NeuralLanguage Models</text:p>
          </table:table-cell>
          <table:table-cell table:style-name="ce9"/>
          <table:table-cell table:style-name="ce9" office:value-type="string" calcext:value-type="string">
            <text:p>Brent corpus</text:p>
            <text:p>English Penn Treebank</text:p>
            <text:p>Beijing University Corpus</text:p>
            <text:p>Chinese Penn Treebank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J37];FIND(&quot;=&quot;;[.J37])-2)" office:value-type="string" office:string-value="G" calcext:value-type="string">
            <text:p>G</text:p>
          </table:table-cell>
          <table:table-cell table:style-name="ce9" office:value-type="string" calcext:value-type="string">
            <text:p>C = Chinês, I = Inglê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C, E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Character-LSTM</text:p>
            <text:p>Segmental Neural Language Model</text:p>
          </table:table-cell>
          <table:table-cell table:style-name="ce9" office:value-type="string" calcext:value-type="string">
            <text:p>LSTM, SNLM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LSTM, SNLM</text:p>
          </table:table-cell>
          <table:table-cell table:style-name="ce9"/>
          <table:table-cell table:style-name="ce9" table:formula="of:=[.U37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Lexical Generation</text:p>
            <text:p>Marginal Likelihood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LA, O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\ref{</text:p>
          </table:table-cell>
          <table:table-cell office:value-type="string" calcext:value-type="string">
            <text:p>ma_letter_2016</text:p>
          </table:table-cell>
          <table:table-cell table:formula="of:=[.C37]+1" office:value-type="float" office:value="37" calcext:value-type="float">
            <text:p>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etter sequence labeling for compound splitting</text:p>
          </table:table-cell>
          <table:table-cell table:style-name="ce9" office:value-type="string" calcext:value-type="string">
            <text:p>Letter sequence labeling for compound splitting</text:p>
          </table:table-cell>
          <table:table-cell table:style-name="ce9"/>
          <table:table-cell table:style-name="ce9" office:value-type="string" calcext:value-type="string">
            <text:p>PE = Parra Escartin dataset</text:p>
            <text:p>GM = GermaNet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T = Tradução Automática</text:p>
          </table:table-cell>
          <table:table-cell table:style-name="ce9" table:formula="of:=LEFT([.J38];FIND(&quot;=&quot;;[.J38])-2)" office:value-type="string" office:string-value="T" calcext:value-type="string">
            <text:p>T</text:p>
          </table:table-cell>
          <table:table-cell table:style-name="ce9" office:value-type="string" calcext:value-type="string">
            <text:p>A = Alemão, U = Universal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G, U</text:p>
          </table:table-cell>
          <table:table-cell table:style-name="ce9" office:value-type="string" calcext:value-type="string">
            <text:p>CS = Compound Splitting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P = Palavras Compostas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S38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U38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CRF = Conditional Random Fields</text:p>
            <text:p>LSL = Letter Sequence Labeling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NA/NI</text:p>
          </table:table-cell>
          <table:table-cell table:style-name="ce9" office:value-type="string" calcext:value-type="string">
            <text:p>Não informado / Não aplicável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\ref{</text:p>
          </table:table-cell>
          <table:table-cell office:value-type="string" calcext:value-type="string">
            <text:p>corazza_linsen_2012</text:p>
          </table:table-cell>
          <table:table-cell table:formula="of:=[.C38]+1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INSEN: An efficient approach to split identifiers and expand abbreviations</text:p>
          </table:table-cell>
          <table:table-cell table:style-name="ce9" office:value-type="string" calcext:value-type="string">
            <text:p>LINSEN: An efficient approach to split identifiers and expand abbreviations</text:p>
          </table:table-cell>
          <table:table-cell table:style-name="ce9" office:value-type="string" calcext:value-type="string">
            <text:p>AC = Artigo de Conferencia</text:p>
          </table:table-cell>
          <table:table-cell table:style-name="ce9" office:value-type="string" calcext:value-type="string">
            <text:p>Identifiers extracted from 24 C/C++ anda Java Opensource Systems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ES = Engenharia de Software</text:p>
          </table:table-cell>
          <table:table-cell table:style-name="ce9" table:formula="of:=LEFT([.J39];FIND(&quot;=&quot;;[.J39])-2)" office:value-type="string" office:string-value="ES" calcext:value-type="string">
            <text:p>ES</text:p>
          </table:table-cell>
          <table:table-cell table:style-name="ce9" office:value-type="string" calcext:value-type="string">
            <text:p>I = Inglês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IS = Identifier Splitting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I = Identificadores de código-fonte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S39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U39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DT = Dictionaries of Terms = extracted from source code and computer science context</text:p>
            <text:p>EA = Expand Abreviation =  expand abreviation terms</text:p>
            <text:p>DTW = Dynamic Time Warping Algorithm = find near optmail matchings between identier's substrings and words in an English Dictionary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DW, EA, O</text:p>
          </table:table-cell>
          <table:table-cell table:style-name="ce9" office:value-type="string" calcext:value-type="string">
            <text:p>Não informado / Não aplicáv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\ref{</text:p>
          </table:table-cell>
          <table:table-cell office:value-type="string" calcext:value-type="string">
            <text:p>enslen_mining_2009</text:p>
          </table:table-cell>
          <table:table-cell table:formula="of:=[.C39]+1" office:value-type="float" office:value="39" calcext:value-type="float">
            <text:p>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ning source code to automatically split identifiers for software analysis</text:p>
          </table:table-cell>
          <table:table-cell table:style-name="ce9" office:value-type="string" calcext:value-type="string">
            <text:p>Mining source code to automatically split identifiers for software analysis</text:p>
          </table:table-cell>
          <table:table-cell table:style-name="ce9" office:value-type="string" calcext:value-type="string">
            <text:p>AC = Artigo de Conferencia</text:p>
          </table:table-cell>
          <table:table-cell table:style-name="ce9" office:value-type="string" calcext:value-type="string">
            <text:p>9000 OpenSource Java Programs in SourceForge, annotated with two humans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ES = Engenharia de Software</text:p>
          </table:table-cell>
          <table:table-cell table:style-name="ce9" table:formula="of:=LEFT([.J40];FIND(&quot;=&quot;;[.J40])-2)" office:value-type="string" office:string-value="ES" calcext:value-type="string">
            <text:p>ES</text:p>
          </table:table-cell>
          <table:table-cell table:style-name="ce9" office:value-type="string" calcext:value-type="string">
            <text:p>I = Inglês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IS = Identifier Splitting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I = Identificadores de código-fonte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S40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U40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AE = Abbreviation Expansions = Try to expand abbreviated strings  </text:p>
            <text:p>DW = Dictionary Word = Validate tokens with Dictionary Word (Ispell tool)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EA, DW</text:p>
          </table:table-cell>
          <table:table-cell table:style-name="ce9" office:value-type="string" calcext:value-type="string">
            <text:p>Supervision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\ref{</text:p>
          </table:table-cell>
          <table:table-cell office:value-type="string" calcext:value-type="string">
            <text:p>machacek_morphological_2018-1</text:p>
          </table:table-cell>
          <table:table-cell table:formula="of:=[.C40]+1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orphological and Language-Agnostic Word Segmentation for NMT</text:p>
          </table:table-cell>
          <table:table-cell table:style-name="ce9" office:value-type="string" calcext:value-type="string">
            <text:p>Morphological and Language-Agnostic Word Segmentation for NMT</text:p>
          </table:table-cell>
          <table:table-cell table:style-name="ce9"/>
          <table:table-cell table:style-name="ce9" office:value-type="string" calcext:value-type="string">
            <text:p>Europarl v7</text:p>
            <text:p>OpenSubtitles2016</text:p>
            <text:p>WMT3 newstest2011</text:p>
            <text:p>WMT3 newstest2013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T = Tradução Automática</text:p>
          </table:table-cell>
          <table:table-cell table:style-name="ce9" table:formula="of:=LEFT([.J41];FIND(&quot;=&quot;;[.J41])-2)" office:value-type="string" office:string-value="T" calcext:value-type="string">
            <text:p>T</text:p>
          </table:table-cell>
          <table:table-cell table:style-name="ce9" office:value-type="string" calcext:value-type="string">
            <text:p>A = Alemão, V = Várias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G, V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T2T = Tensor2Tensor MTM</text:p>
          </table:table-cell>
          <table:table-cell table:style-name="ce9" office:value-type="string" calcext:value-type="string">
            <text:p>T2T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T2T</text:p>
          </table:table-cell>
          <table:table-cell table:style-name="ce9"/>
          <table:table-cell table:style-name="ce9" table:formula="of:=[.U41]" office:value-type="string" office:string-value="O" calcext:value-type="string">
            <text:p>O</text:p>
          </table:table-cell>
          <table:table-cell table:style-name="ce9" table:number-columns-repeated="2"/>
          <table:table-cell table:style-name="ce9" office:value-type="string" calcext:value-type="string">
            <text:p>BPE = BytePair Encoding</text:p>
            <text:p>MS = Morpheme Segmentation (Morfessor Tool)</text:p>
            <text:p>Moses tokenizer</text:p>
            <text:p>STE = SubwordTextEncoder</text:p>
          </table:table-cell>
          <table:table-cell table:style-name="ce9"/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MA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moreau_multilingual_2019-2</text:p>
          </table:table-cell>
          <table:table-cell table:formula="of:=[.C41]+1" office:value-type="float" office:value="41" calcext:value-type="float">
            <text:p>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ultilingual word segmentation: Training many language-specific tokenizers smoothly thanks to the universal dependencies corpus</text:p>
          </table:table-cell>
          <table:table-cell table:style-name="ce9" office:value-type="string" calcext:value-type="string">
            <text:p>Multilingual word segmentation: Training many language-specific tokenizers smoothly thanks to the universal dependencies corpus</text:p>
          </table:table-cell>
          <table:table-cell table:style-name="ce9"/>
          <table:table-cell table:style-name="ce9" office:value-type="string" calcext:value-type="string">
            <text:p>Universal Dependencies 2.1 corpus (UD2)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J42];FIND(&quot;=&quot;;[.J42])-2)" office:value-type="string" office:string-value="G" calcext:value-type="string">
            <text:p>G</text:p>
          </table:table-cell>
          <table:table-cell table:style-name="ce9" office:value-type="string" calcext:value-type="string">
            <text:p>U = Univers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RNN</text:p>
          </table:table-cell>
          <table:table-cell table:style-name="ce9" table:formula="of:=[.S42]" office:value-type="string" office:string-value="RNN" calcext:value-type="string">
            <text:p>RNN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RNN</text:p>
          </table:table-cell>
          <table:table-cell table:style-name="ce9"/>
          <table:table-cell table:style-name="ce9" table:formula="of:=[.U42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CRF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NA/NI</text:p>
          </table:table-cell>
          <table:table-cell table:style-name="ce9" office:value-type="string" calcext:value-type="string">
            <text:p>Supervision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sennrich_neural_2015-1</text:p>
          </table:table-cell>
          <table:table-cell table:formula="of:=[.C42]+1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eural Machine Translation of Rare Words with Subword Units</text:p>
          </table:table-cell>
          <table:table-cell table:style-name="ce9" office:value-type="string" calcext:value-type="string">
            <text:p>Neural Machine Translation of Rare Words with Subword Units</text:p>
          </table:table-cell>
          <table:table-cell table:style-name="ce9"/>
          <table:table-cell table:style-name="ce9" office:value-type="string" calcext:value-type="string">
            <text:p>Eurparl versão 7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T = Tradução Automática</text:p>
          </table:table-cell>
          <table:table-cell table:style-name="ce9" table:formula="of:=LEFT([.J43];FIND(&quot;=&quot;;[.J43])-2)" office:value-type="string" office:string-value="T" calcext:value-type="string">
            <text:p>T</text:p>
          </table:table-cell>
          <table:table-cell table:style-name="ce9" office:value-type="string" calcext:value-type="string">
            <text:p>V = Várias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S43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U43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Byte pair encoding (BPE)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NA/NI</text:p>
          </table:table-cell>
          <table:table-cell table:style-name="ce9" office:value-type="string" calcext:value-type="string">
            <text:p>Não informado / Não aplicáve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\ref{</text:p>
          </table:table-cell>
          <table:table-cell office:value-type="string" calcext:value-type="string">
            <text:p>yang_neural_2017-1</text:p>
          </table:table-cell>
          <table:table-cell table:formula="of:=[.C43]+1"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eural Word Segmentation with Rich Pretraining</text:p>
          </table:table-cell>
          <table:table-cell table:style-name="ce9" office:value-type="string" calcext:value-type="string">
            <text:p>Neural Word Segmentation with Rich Pretraining</text:p>
          </table:table-cell>
          <table:table-cell table:style-name="ce9"/>
          <table:table-cell table:style-name="ce9" office:value-type="string" calcext:value-type="string">
            <text:p>Chinese Treebank 6.0 (CTB6)</text:p>
            <text:p>SIGHAN 2005 bake-off </text:p>
            <text:p>NLPCC 2016 shared task for Weibo segmentation</text:p>
            <text:p>Chinese Gigaword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J44];FIND(&quot;=&quot;;[.J44])-2)" office:value-type="string" office:string-value="G" calcext:value-type="string">
            <text:p>G</text:p>
          </table:table-cell>
          <table:table-cell table:style-name="ce9" office:value-type="string" calcext:value-type="string">
            <text:p>C = Chinê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S = SIM</text:p>
            <text:p>LSTM</text:p>
          </table:table-cell>
          <table:table-cell table:style-name="ce9" office:value-type="string" calcext:value-type="string">
            <text:p>LSTM</text:p>
          </table:table-cell>
          <table:table-cell table:style-name="ce9" office:value-type="string" calcext:value-type="string">
            <text:p>Não</text:p>
          </table:table-cell>
          <table:table-cell table:style-name="ce9" office:value-type="string" calcext:value-type="string">
            <text:p>LSTM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N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NA/NI</text:p>
          </table:table-cell>
          <table:table-cell table:style-name="ce9" office:value-type="string" calcext:value-type="string">
            <text:p>Semi-supervision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jenks_python_nodate-2</text:p>
          </table:table-cell>
          <table:table-cell table:formula="of:=[.C44]+1" office:value-type="float" office:value="44" calcext:value-type="float">
            <text:p>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ython Word Segmentation</text:p>
          </table:table-cell>
          <table:table-cell table:style-name="ce9" office:value-type="string" calcext:value-type="string">
            <text:p>Python {Word} {Segmentation}</text:p>
          </table:table-cell>
          <table:table-cell table:style-name="ce9"/>
          <table:table-cell table:style-name="ce9" office:value-type="string" calcext:value-type="string">
            <text:p>Google Web Trillion Word Corpu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J45];FIND(&quot;=&quot;;[.J45])-2)" office:value-type="string" office:string-value="G" calcext:value-type="string">
            <text:p>G</text:p>
          </table:table-cell>
          <table:table-cell table:style-name="ce9" office:value-type="string" calcext:value-type="string">
            <text:p>I = Inglê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S45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U45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Técnicas Estatísticas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/>
          <table:table-cell table:style-name="ce9" office:value-type="string" calcext:value-type="string">
            <text:p>Não informado / Não aplicáve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\ref{</text:p>
          </table:table-cell>
          <table:table-cell office:value-type="string" calcext:value-type="string">
            <text:p>reuter_segmenting_2016</text:p>
          </table:table-cell>
          <table:table-cell table:formula="of:=[.C45]+1" office:value-type="float" office:value="45" calcext:value-type="float">
            <text:p>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gmenting twitter hashtags</text:p>
          </table:table-cell>
          <table:table-cell table:style-name="ce9" office:value-type="string" calcext:value-type="string">
            <text:p>Segmenting twitter hashtags</text:p>
          </table:table-cell>
          <table:table-cell table:style-name="ce9"/>
          <table:table-cell table:style-name="ce9" office:value-type="string" calcext:value-type="string">
            <text:p>Contemporary American English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R = Análise de Redes Sociais</text:p>
          </table:table-cell>
          <table:table-cell table:style-name="ce9" table:formula="of:=LEFT([.J46];FIND(&quot;=&quot;;[.J46])-2)" office:value-type="string" office:string-value="R" calcext:value-type="string">
            <text:p>R</text:p>
          </table:table-cell>
          <table:table-cell table:style-name="ce9" office:value-type="string" calcext:value-type="string">
            <text:p>I = Inglês, P = Português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E, P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H = Hashtag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S46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U46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Maximum Known Matching</text:p>
            <text:p>Maximum Unknown Matching</text:p>
            <text:p>Two grams</text:p>
            <text:p>POS tagging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PT, NG, O</text:p>
          </table:table-cell>
          <table:table-cell table:style-name="ce9"/>
          <table:table-cell table:number-columns-repeated="2"/>
        </table:table-row>
        <table:table-row table:style-name="ro2">
          <table:table-cell office:value-type="string" calcext:value-type="string">
            <text:p>\ref{</text:p>
          </table:table-cell>
          <table:table-cell office:value-type="string" calcext:value-type="string">
            <text:p>srinivasan_segmenting_2012</text:p>
          </table:table-cell>
          <table:table-cell table:formula="of:=[.C46]+1" office:value-type="float" office:value="46" calcext:value-type="float">
            <text:p>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gmenting web-domains and hashtags using length specific models</text:p>
          </table:table-cell>
          <table:table-cell table:style-name="ce9" office:value-type="string" calcext:value-type="string">
            <text:p>Segmenting web-domains and hashtags using length specific models</text:p>
          </table:table-cell>
          <table:table-cell table:style-name="ce9" office:value-type="string" calcext:value-type="string">
            <text:p>AC = Artigo de Conferencia</text:p>
          </table:table-cell>
          <table:table-cell table:style-name="ce9"/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R = Análise de Redes Sociais</text:p>
          </table:table-cell>
          <table:table-cell table:style-name="ce9" table:formula="of:=LEFT([.J47];FIND(&quot;=&quot;;[.J47])-2)" office:value-type="string" office:string-value="R" calcext:value-type="string">
            <text:p>R</text:p>
          </table:table-cell>
          <table:table-cell table:style-name="ce9" office:value-type="string" calcext:value-type="string">
            <text:p>I = Inglês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E</text:p>
          </table:table-cell>
          <table:table-cell table:style-name="ce9"/>
          <table:table-cell table:style-name="ce9" office:value-type="string" calcext:value-type="string">
            <text:p>WS</text:p>
          </table:table-cell>
          <table:table-cell table:style-name="ce9"/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S47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U47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joint probability model</text:p>
            <text:p>SVM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T</text:p>
          </table:table-cell>
          <table:table-cell table:style-name="ce9"/>
          <table:table-cell table:number-columns-repeated="2"/>
        </table:table-row>
        <table:table-row table:style-name="ro2">
          <table:table-cell office:value-type="string" calcext:value-type="string">
            <text:p>\ref{</text:p>
          </table:table-cell>
          <table:table-cell office:value-type="string" calcext:value-type="string">
            <text:p>coster_selective_2004</text:p>
          </table:table-cell>
          <table:table-cell table:formula="of:=[.C47]+1"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lective compound splitting of swedish queries for boolean combinations of truncated terms</text:p>
          </table:table-cell>
          <table:table-cell table:style-name="ce9" office:value-type="string" calcext:value-type="string">
            <text:p>Selective compound splitting of swedish queries for boolean combinations of truncated terms</text:p>
          </table:table-cell>
          <table:table-cell table:style-name="ce9" office:value-type="string" calcext:value-type="string">
            <text:p>AP = Artigo de Periódico</text:p>
          </table:table-cell>
          <table:table-cell table:style-name="ce9" office:value-type="string" calcext:value-type="string">
            <text:p>CLEF Corpora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O = Outra</text:p>
          </table:table-cell>
          <table:table-cell table:style-name="ce9" table:formula="of:=LEFT([.J48];FIND(&quot;=&quot;;[.J48])-2)" office:value-type="string" office:string-value="O" calcext:value-type="string">
            <text:p>O</text:p>
          </table:table-cell>
          <table:table-cell table:style-name="ce9" office:value-type="string" calcext:value-type="string">
            <text:p>O = Outra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9" office:value-type="string" calcext:value-type="string">
            <text:p>CS = Compound Splitting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P = Palavras Compostas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S48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U48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VSM = Vector Space Model</text:p>
            <text:p>RI = Random Indexing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Não informado / Não aplicável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\ref{</text:p>
          </table:table-cell>
          <table:table-cell office:value-type="string" calcext:value-type="string">
            <text:p>wu_sembler_2012-2</text:p>
          </table:table-cell>
          <table:table-cell table:formula="of:=[.C48]+1" office:value-type="float" office:value="48" calcext:value-type="float">
            <text:p>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mbler: Ensembling crowd sequential labeling for improved quality</text:p>
          </table:table-cell>
          <table:table-cell table:style-name="ce9" office:value-type="string" calcext:value-type="string">
            <text:p>Sembler: Ensembling crowd sequential labeling for improved quality</text:p>
          </table:table-cell>
          <table:table-cell table:style-name="ce9"/>
          <table:table-cell table:style-name="ce9" office:value-type="string" calcext:value-type="string">
            <text:p>Crowdsourcing services</text:p>
            <text:p>Amazon Mechanical Turking</text:p>
            <text:p>Tweet data set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J49];FIND(&quot;=&quot;;[.J49])-2)" office:value-type="string" office:string-value="G" calcext:value-type="string">
            <text:p>G</text:p>
          </table:table-cell>
          <table:table-cell table:style-name="ce9" office:value-type="string" calcext:value-type="string">
            <text:p>I = Inglê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S49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U49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Crowd Annotation</text:p>
            <text:p>Majority Agreement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Semi-supervisionado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\ref{</text:p>
          </table:table-cell>
          <table:table-cell office:value-type="string" calcext:value-type="string">
            <text:p>weller-di_marco_simple_2017</text:p>
          </table:table-cell>
          <table:table-cell table:formula="of:=[.C49]+1" office:value-type="float" office:value="49" calcext:value-type="float">
            <text:p>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imple compound splitting for German</text:p>
          </table:table-cell>
          <table:table-cell table:style-name="ce9" office:value-type="string" calcext:value-type="string">
            <text:p>Simple compound splitting for German</text:p>
          </table:table-cell>
          <table:table-cell table:style-name="ce9"/>
          <table:table-cell table:style-name="ce9" office:value-type="string" calcext:value-type="string">
            <text:p>German webcorpus</text:p>
            <text:p>SMOR</text:p>
            <text:p>Germanet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T = Tradução Automática</text:p>
          </table:table-cell>
          <table:table-cell table:style-name="ce9" table:formula="of:=LEFT([.J50];FIND(&quot;=&quot;;[.J50])-2)" office:value-type="string" office:string-value="T" calcext:value-type="string">
            <text:p>T</text:p>
          </table:table-cell>
          <table:table-cell table:style-name="ce9" office:value-type="string" calcext:value-type="string">
            <text:p>A = Alemão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CS = Compound Splitting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P = Palavras Compostas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S50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U50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Form-to-Lemma Mapping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NA/NI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\ref{</text:p>
          </table:table-cell>
          <table:table-cell office:value-type="string" calcext:value-type="string">
            <text:p>hucka_spiral_2018</text:p>
          </table:table-cell>
          <table:table-cell table:formula="of:=[.C50]+1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piral: splitters for identifiers in source code files.</text:p>
          </table:table-cell>
          <table:table-cell table:style-name="ce9" office:value-type="string" calcext:value-type="string">
            <text:p>Spiral: splitters for identifiers in source code files.</text:p>
          </table:table-cell>
          <table:table-cell table:style-name="ce9"/>
          <table:table-cell table:style-name="ce9" office:value-type="string" calcext:value-type="string">
            <text:p>NLTK</text:p>
            <text:p>Wordnet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ES = Engenharia de Software</text:p>
          </table:table-cell>
          <table:table-cell table:style-name="ce9" table:formula="of:=LEFT([.J51];FIND(&quot;=&quot;;[.J51])-2)" office:value-type="string" office:string-value="ES" calcext:value-type="string">
            <text:p>ES</text:p>
          </table:table-cell>
          <table:table-cell table:style-name="ce9" office:value-type="string" calcext:value-type="string">
            <text:p>I = Inglês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IS = Identifier Splitting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I = Identificadores de código-fonte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S51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U51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Ronin Algorithm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NA/NI</text:p>
          </table:table-cell>
          <table:table-cell table:style-name="ce9"/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daiber_splitting_2015</text:p>
          </table:table-cell>
          <table:table-cell table:formula="of:=[.C51]+1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plitting compounds by semantic analogy</text:p>
          </table:table-cell>
          <table:table-cell table:style-name="ce9" office:value-type="string" calcext:value-type="string">
            <text:p>Splitting compounds by semantic analo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9" office:value-type="string" calcext:value-type="string">
            <text:p>T = Tradução Automática</text:p>
          </table:table-cell>
          <table:table-cell table:style-name="ce9" table:formula="of:=LEFT([.J52];FIND(&quot;=&quot;;[.J52])-2)" office:value-type="string" office:string-value="T" calcext:value-type="string">
            <text:p>T</text:p>
          </table:table-cell>
          <table:table-cell office:value-type="string" calcext:value-type="string">
            <text:p>O = Out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S</text:p>
          </table:table-cell>
          <table:table-cell table:style-name="ce9" office:value-type="string" calcext:value-type="string">
            <text:p>P = Palavras Compostas</text:p>
          </table:table-cell>
          <table:table-cell office:value-type="string" calcext:value-type="string">
            <text:p>C</text:p>
          </table:table-cell>
          <table:table-cell/>
          <table:table-cell table:style-name="ce9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table:style-name="ce9"/>
          <table:table-cell table:style-name="ce9" office:value-type="string" calcext:value-type="string">
            <text:p>WE</text:p>
          </table:table-cell>
          <table:table-cell table:style-name="ce9" table:number-columns-repeated="2"/>
          <table:table-cell table:number-columns-repeated="2"/>
          <table:table-cell office:value-type="string" calcext:value-type="string">
            <text:p>WE</text:p>
          </table:table-cell>
          <table:table-cell office:value-type="string" calcext:value-type="string">
            <text:p>NA/NI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\ref{</text:p>
          </table:table-cell>
          <table:table-cell office:value-type="string" calcext:value-type="string">
            <text:p>shapiro_splitting_2016</text:p>
          </table:table-cell>
          <table:table-cell table:formula="of:=[.C52]+1" office:value-type="float" office:value="52" calcext:value-type="float">
            <text:p>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plitting compounds with ngrams</text:p>
          </table:table-cell>
          <table:table-cell table:style-name="ce9" office:value-type="string" calcext:value-type="string">
            <text:p>Splitting compounds with ngrams</text:p>
          </table:table-cell>
          <table:table-cell table:style-name="ce9"/>
          <table:table-cell table:style-name="ce9" office:value-type="string" calcext:value-type="string">
            <text:p>Aamulehti-1999 Finnish daily newspaper corpu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J53];FIND(&quot;=&quot;;[.J53])-2)" office:value-type="string" office:string-value="G" calcext:value-type="string">
            <text:p>G</text:p>
          </table:table-cell>
          <table:table-cell table:style-name="ce9" office:value-type="string" calcext:value-type="string">
            <text:p>O = Outra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CS = Compound Splitting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S53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U53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morphological analyzer</text:p>
            <text:p>Trigram Language Model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NG</text:p>
          </table:table-cell>
          <table:table-cell table:style-name="ce9" office:value-type="string" calcext:value-type="string">
            <text:p>Semi-supervision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clouet_splitting_2014-1</text:p>
          </table:table-cell>
          <table:table-cell table:formula="of:=[.C53]+1" office:value-type="float" office:value="53" calcext:value-type="float">
            <text:p>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plitting of compound terms in non-prototypical compounding languages</text:p>
          </table:table-cell>
          <table:table-cell table:style-name="ce9" office:value-type="string" calcext:value-type="string">
            <text:p>Splitting of compound terms in non-prototypical compounding languages</text:p>
          </table:table-cell>
          <table:table-cell table:style-name="ce9"/>
          <table:table-cell table:style-name="ce9" office:value-type="string" calcext:value-type="string">
            <text:p>New York Times corpus, The Russian National Corpu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J54];FIND(&quot;=&quot;;[.J54])-2)" office:value-type="string" office:string-value="G" calcext:value-type="string">
            <text:p>G</text:p>
          </table:table-cell>
          <table:table-cell table:style-name="ce9" office:value-type="string" calcext:value-type="string">
            <text:p>I = Inglês, V = Vária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E, V</text:p>
          </table:table-cell>
          <table:table-cell table:style-name="ce9" office:value-type="string" calcext:value-type="string">
            <text:p>CS = Compound Splitting, CSP = Compound Splitter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P = Palavras Compostas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S54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U54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Estatísticas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T</text:p>
          </table:table-cell>
          <table:table-cell table:style-name="ce9" office:value-type="string" calcext:value-type="string">
            <text:p>Supervision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\ref{</text:p>
          </table:table-cell>
          <table:table-cell office:value-type="string" calcext:value-type="string">
            <text:p>markovtsev_splitting_2018</text:p>
          </table:table-cell>
          <table:table-cell table:formula="of:=[.C54]+1" office:value-type="float" office:value="54" calcext:value-type="float">
            <text:p>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plitting source code identifiers using Bidirectional LSTM Recurrent Neural Network</text:p>
          </table:table-cell>
          <table:table-cell table:style-name="ce9" office:value-type="string" calcext:value-type="string">
            <text:p>Splitting source code identifiers using Bidirectional LSTM Recurrent Neural Network</text:p>
          </table:table-cell>
          <table:table-cell table:style-name="ce9"/>
          <table:table-cell table:style-name="ce9" office:value-type="string" calcext:value-type="string">
            <text:p>Public Git Archive</text:p>
            <text:p>Wikipedia corpus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J55];FIND(&quot;=&quot;;[.J55])-2)" office:value-type="string" office:string-value="G" calcext:value-type="string">
            <text:p>G</text:p>
          </table:table-cell>
          <table:table-cell table:style-name="ce9" office:value-type="string" calcext:value-type="string">
            <text:p>V = Vária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IS = Identifier Splitting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I = Identificadores de código-fonte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LSTM</text:p>
            <text:p>Character-level Convolutional Neural Network</text:p>
          </table:table-cell>
          <table:table-cell table:style-name="ce9" office:value-type="string" calcext:value-type="string">
            <text:p>LSTM, CNN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LSTM, CNN</text:p>
          </table:table-cell>
          <table:table-cell table:style-name="ce9"/>
          <table:table-cell table:style-name="ce9" table:formula="of:=[.U55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Gradient boosting on decision trees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popovic_statistical_2006-1</text:p>
          </table:table-cell>
          <table:table-cell table:formula="of:=[.C55]+1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atistical machine translation of german compound words</text:p>
          </table:table-cell>
          <table:table-cell table:style-name="ce9" office:value-type="string" calcext:value-type="string">
            <text:p>Statistical {Natural} {Language} {Processing} in {Python}. or {How} {To} {Do} {Things} {With} {Words}. {And} {Counters}. or {Everything} {I} {Needed} to {Know} {About} {NLP} {I} learned {From} {Sesame} {Street}. {Except} {Kneser}-{Ney} {Smoothing}. {The} {Count} {Didn}'t {Cover} {That}.</text:p>
          </table:table-cell>
          <table:table-cell table:style-name="ce9"/>
          <table:table-cell table:style-name="ce9" office:value-type="string" calcext:value-type="string">
            <text:p>big.txt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J56];FIND(&quot;=&quot;;[.J56])-2)" office:value-type="string" office:string-value="G" calcext:value-type="string">
            <text:p>G</text:p>
          </table:table-cell>
          <table:table-cell table:style-name="ce9" office:value-type="string" calcext:value-type="string">
            <text:p>V = Vária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S56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U56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Programação dinâmica e bigramas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PD, NG</text:p>
          </table:table-cell>
          <table:table-cell table:style-name="ce9" office:value-type="string" calcext:value-type="string">
            <text:p>Não informado / Não aplicá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norvig_statistical_nodate-2</text:p>
          </table:table-cell>
          <table:table-cell table:formula="of:=[.C56]+1" office:value-type="float" office:value="56" calcext:value-type="float">
            <text:p>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atistical Natural Language Processing in Python. or How To Do Things With Words. And Counters. or Everything I Needed to Know About NLP I learned From Sesame Street. Except Kneser-Ney Smoothing. The Count Didn't Cover That.</text:p>
          </table:table-cell>
          <table:table-cell table:style-name="ce9" office:value-type="string" calcext:value-type="string">
            <text:p>Statistical machine translation of german compound words</text:p>
          </table:table-cell>
          <table:table-cell table:style-name="ce9"/>
          <table:table-cell table:style-name="ce9" office:value-type="string" calcext:value-type="string">
            <text:p>European Parliament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T = Tradução Automática</text:p>
          </table:table-cell>
          <table:table-cell table:style-name="ce9" table:formula="of:=LEFT([.J57];FIND(&quot;=&quot;;[.J57])-2)" office:value-type="string" office:string-value="T" calcext:value-type="string">
            <text:p>T</text:p>
          </table:table-cell>
          <table:table-cell table:style-name="ce9" office:value-type="string" calcext:value-type="string">
            <text:p>A = Alemão, I = Inglês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G, E</text:p>
          </table:table-cell>
          <table:table-cell table:style-name="ce9" office:value-type="string" calcext:value-type="string">
            <text:p>CS = Compound Splitting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S57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U57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Técnicas Estatísticas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T</text:p>
          </table:table-cell>
          <table:table-cell table:style-name="ce9" office:value-type="string" calcext:value-type="string">
            <text:p>Não informado / Não aplicáve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\ref{</text:p>
          </table:table-cell>
          <table:table-cell office:value-type="string" calcext:value-type="string">
            <text:p>guerrouj_tidier_2013</text:p>
          </table:table-cell>
          <table:table-cell table:formula="of:=[.C57]+1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IDIER: An identifier splitting approach using speech recognition techniques</text:p>
          </table:table-cell>
          <table:table-cell table:style-name="ce9" office:value-type="string" calcext:value-type="string">
            <text:p>TIDIER: An identifier splitting approach using speech recognition techniques</text:p>
          </table:table-cell>
          <table:table-cell table:style-name="ce9" office:value-type="string" calcext:value-type="string">
            <text:p>AC = Artigo de Conferencia</text:p>
          </table:table-cell>
          <table:table-cell table:style-name="ce9" office:value-type="string" calcext:value-type="string">
            <text:p>Apache Web server Code</text:p>
            <text:p>Programs of GNU Repository</text:p>
            <text:p>Linux Kernel</text:p>
            <text:p>Own Dataset (Oracle)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ES = Engenharia de Software</text:p>
          </table:table-cell>
          <table:table-cell table:style-name="ce9" table:formula="of:=LEFT([.J58];FIND(&quot;=&quot;;[.J58])-2)" office:value-type="string" office:string-value="ES" calcext:value-type="string">
            <text:p>ES</text:p>
          </table:table-cell>
          <table:table-cell table:style-name="ce9" office:value-type="string" calcext:value-type="string">
            <text:p>I = Inglês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IS = Identifier Splitting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I = Identificadores de código-fonte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S58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U58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String edit distance</text:p>
            <text:p>Word transformation rules</text:p>
            <text:p>Thesaurus of words and abbreviations</text:p>
          </table:table-cell>
          <table:table-cell table:style-name="ce9" office:value-type="string" calcext:value-type="string">
            <text:p>DW=Dictionary Word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DW, O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\ref{</text:p>
          </table:table-cell>
          <table:table-cell office:value-type="string" calcext:value-type="string">
            <text:p>ziering_towards_2016</text:p>
          </table:table-cell>
          <table:table-cell table:formula="of:=[.C58]+1" office:value-type="float" office:value="58" calcext:value-type="float">
            <text:p>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owards unsupervised and language-independent compound splitting using inflectional morphological transformations</text:p>
          </table:table-cell>
          <table:table-cell table:style-name="ce9" office:value-type="string" calcext:value-type="string">
            <text:p>Towards unsupervised and language-independent compound splitting using inflectional morphological transformations</text:p>
          </table:table-cell>
          <table:table-cell table:style-name="ce9" office:value-type="string" calcext:value-type="string">
            <text:p>AC = Artigo de Conferencia</text:p>
          </table:table-cell>
          <table:table-cell table:style-name="ce9" office:value-type="string" calcext:value-type="string">
            <text:p>German and Dutch version of Wikipedia</text:p>
            <text:p>Afrikaans Taalkommissie corpu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O = Outra</text:p>
          </table:table-cell>
          <table:table-cell table:style-name="ce9" table:formula="of:=LEFT([.J59];FIND(&quot;=&quot;;[.J59])-2)" office:value-type="string" office:string-value="O" calcext:value-type="string">
            <text:p>O</text:p>
          </table:table-cell>
          <table:table-cell table:style-name="ce9" office:value-type="string" calcext:value-type="string">
            <text:p>A = Alemão, V = Várias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G, V</text:p>
          </table:table-cell>
          <table:table-cell table:style-name="ce9" office:value-type="string" calcext:value-type="string">
            <text:p>CS = Compound Splitting, CSP = Compound Splitter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P = Palavras Compostas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S59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U59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Morphological transformation</text:p>
            <text:p>Inflectional morphology</text:p>
            <text:p>Compound headedness</text:p>
            <text:p>POS Tagging</text:p>
            <text:p>Lemmatizer</text:p>
            <text:p>Binary split compound set developed for GermaNet by Henrich and Hinrichs</text:p>
            <text:p>Split point gold standards developed by Verhoeven et al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MA, PT, O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\ref{</text:p>
          </table:table-cell>
          <table:table-cell office:value-type="string" calcext:value-type="string">
            <text:p>guerrouj_tris_2012</text:p>
          </table:table-cell>
          <table:table-cell table:formula="of:=[.C59]+1" office:value-type="float" office:value="59" calcext:value-type="float">
            <text:p>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RIS: A fast and accurate identifiers splitting and expansion algorithm</text:p>
          </table:table-cell>
          <table:table-cell table:style-name="ce9" office:value-type="string" calcext:value-type="string">
            <text:p>TRIS: A fast and accurate identifiers splitting and expansion algorithm</text:p>
          </table:table-cell>
          <table:table-cell table:style-name="ce9" office:value-type="string" calcext:value-type="string">
            <text:p>AC = Artigo de Conferencia</text:p>
          </table:table-cell>
          <table:table-cell table:style-name="ce9" office:value-type="string" calcext:value-type="string">
            <text:p>LUDISO = http://www.cs.loyola.edu/~binkley/ludiso/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ES = Engenharia de Software</text:p>
          </table:table-cell>
          <table:table-cell table:style-name="ce9" table:formula="of:=LEFT([.J60];FIND(&quot;=&quot;;[.J60])-2)" office:value-type="string" office:string-value="ES" calcext:value-type="string">
            <text:p>ES</text:p>
          </table:table-cell>
          <table:table-cell table:style-name="ce9" office:value-type="string" calcext:value-type="string">
            <text:p>I = Inglês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IS = Identifier Splitting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I = Identificadores de código-fonte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S60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U60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Dictionary Transformations</text:p>
            <text:p>Identifier Transformation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DW, O</text:p>
          </table:table-cell>
          <table:table-cell table:style-name="ce9" office:value-type="string" calcext:value-type="string">
            <text:p>Não informado / Não aplicá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shao_universal_2018-1</text:p>
          </table:table-cell>
          <table:table-cell table:formula="of:=[.C60]+1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niversal Word Segmentation: Implementation and Interpretation</text:p>
          </table:table-cell>
          <table:table-cell table:style-name="ce9" office:value-type="string" calcext:value-type="string">
            <text:p>Universal Word Segmentation: Implementation and Interpretation</text:p>
          </table:table-cell>
          <table:table-cell table:style-name="ce9"/>
          <table:table-cell table:style-name="ce9" office:value-type="string" calcext:value-type="string">
            <text:p>Datasets from Universal Dependencies 2.0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J61];FIND(&quot;=&quot;;[.J61])-2)" office:value-type="string" office:string-value="G" calcext:value-type="string">
            <text:p>G</text:p>
          </table:table-cell>
          <table:table-cell table:style-name="ce9" office:value-type="string" calcext:value-type="string">
            <text:p>C = Chinês, F = Francẽs, I = Inglês, P = Português, V = Vária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C, F, E, P, V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BiRNN = Bidirectional Recurrent Neural Networks</text:p>
          </table:table-cell>
          <table:table-cell table:style-name="ce9" office:value-type="string" calcext:value-type="string">
            <text:p>RNN</text:p>
          </table:table-cell>
          <table:table-cell table:style-name="ce9" office:value-type="string" calcext:value-type="string">
            <text:p>CE = Character Embeddings</text:p>
          </table:table-cell>
          <table:table-cell table:style-name="ce9" office:value-type="string" calcext:value-type="string">
            <text:p>RNN</text:p>
          </table:table-cell>
          <table:table-cell table:style-name="ce9"/>
          <table:table-cell table:style-name="ce9" office:value-type="string" calcext:value-type="string">
            <text:p>CE</text:p>
          </table:table-cell>
          <table:table-cell table:style-name="ce9" table:number-columns-repeated="2"/>
          <table:table-cell table:style-name="ce9" office:value-type="string" calcext:value-type="string">
            <text:p>CRF = Conditional Random Fields</text:p>
          </table:table-cell>
          <table:table-cell table:style-name="ce9"/>
          <table:table-cell table:style-name="ce9" office:value-type="string" calcext:value-type="string">
            <text:p>CE</text:p>
          </table:table-cell>
          <table:table-cell table:style-name="ce9" office:value-type="string" calcext:value-type="string">
            <text:p>NA/NI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kazakov_unsupervised_2001-2</text:p>
          </table:table-cell>
          <table:table-cell table:formula="of:=[.C61]+1" office:value-type="float" office:value="61" calcext:value-type="float">
            <text:p>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Unsupervised learning of word segmentation rules with genetic algorithms and inductive logic programming</text:p>
          </table:table-cell>
          <table:table-cell table:style-name="ce9" office:value-type="string" calcext:value-type="string">
            <text:p>Unsupervised learning of word segmentation rules with genetic algorithms and inductive logic programming</text:p>
          </table:table-cell>
          <table:table-cell table:style-name="ce9"/>
          <table:table-cell table:style-name="ce9" office:value-type="string" calcext:value-type="string">
            <text:p>ND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J62];FIND(&quot;=&quot;;[.J62])-2)" office:value-type="string" office:string-value="G" calcext:value-type="string">
            <text:p>G</text:p>
          </table:table-cell>
          <table:table-cell table:style-name="ce9" office:value-type="string" calcext:value-type="string">
            <text:p>F = Francẽ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NA</text:p>
          </table:table-cell>
          <table:table-cell table:style-name="ce9" table:formula="of:=[.S62]" office:value-type="string" office:string-value="NA" calcext:value-type="string">
            <text:p>NA</text:p>
          </table:table-cell>
          <table:table-cell table:number-columns-repeated="2" table:style-name="ce9" office:value-type="string" calcext:value-type="string">
            <text:p>NA</text:p>
          </table:table-cell>
          <table:table-cell table:style-name="ce9"/>
          <table:table-cell table:style-name="ce9" table:formula="of:=[.U62]" office:value-type="string" office:string-value="NA" calcext:value-type="string">
            <text:p>NA</text:p>
          </table:table-cell>
          <table:table-cell table:style-name="ce9" table:number-columns-repeated="2"/>
          <table:table-cell table:style-name="ce9" office:value-type="string" calcext:value-type="string">
            <text:p>Programação Lógica Indutiva (ILP), Algoritmos Genéticos (GA), Análise Morfológica (MA)</text:p>
          </table:table-cell>
          <table:table-cell table:style-name="ce9"/>
          <table:table-cell table:style-name="ce9" office:value-type="string" calcext:value-type="string">
            <text:p>NA</text:p>
          </table:table-cell>
          <table:table-cell table:style-name="ce9" office:value-type="string" calcext:value-type="string">
            <text:p>MA,O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roshani_unsupervised_2014-1</text:p>
          </table:table-cell>
          <table:table-cell table:formula="of:=[.C62]+1" office:value-type="float" office:value="62" calcext:value-type="float">
            <text:p>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Unsupervised segmentation of sequences using harmony search and hierarchical clustering techniques</text:p>
          </table:table-cell>
          <table:table-cell table:style-name="ce9" office:value-type="string" calcext:value-type="string">
            <text:p>Unsupervised segmentation of sequences using harmony search and hierarchical clustering techniques</text:p>
          </table:table-cell>
          <table:table-cell table:style-name="ce9"/>
          <table:table-cell table:style-name="ce9" office:value-type="string" calcext:value-type="string">
            <text:p>Livro Moby Dick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J63];FIND(&quot;=&quot;;[.J63])-2)" office:value-type="string" office:string-value="G" calcext:value-type="string">
            <text:p>G</text:p>
          </table:table-cell>
          <table:table-cell table:style-name="ce9" office:value-type="string" calcext:value-type="string">
            <text:p>U = Univers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S63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U63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Baseado no Algoritmo de Viterbi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VA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tambouratzis_using_2009-2</text:p>
          </table:table-cell>
          <table:table-cell table:formula="of:=[.C63]+1" office:value-type="float" office:value="63" calcext:value-type="float">
            <text:p>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Using an Ant Colony Metaheuristic to Optimize Automatic Word Segmentation for Ancient Greek</text:p>
          </table:table-cell>
          <table:table-cell table:style-name="ce9" office:value-type="string" calcext:value-type="string">
            <text:p>Using an Ant Colony Metaheuristic to Optimize Automatic Word Segmentation for Ancient Greek</text:p>
          </table:table-cell>
          <table:table-cell table:style-name="ce9"/>
          <table:table-cell table:style-name="ce9" office:value-type="string" calcext:value-type="string">
            <text:p>NA/NI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J64];FIND(&quot;=&quot;;[.J64])-2)" office:value-type="string" office:string-value="G" calcext:value-type="string">
            <text:p>G</text:p>
          </table:table-cell>
          <table:table-cell table:style-name="ce9" office:value-type="string" calcext:value-type="string">
            <text:p>V = Vária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S64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U64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Análise morfológica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MA</text:p>
          </table:table-cell>
          <table:table-cell table:style-name="ce9" office:value-type="string" calcext:value-type="string">
            <text:p>Não informado / Não aplicá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sun_using_2013-2</text:p>
          </table:table-cell>
          <table:table-cell table:formula="of:=[.C64]+1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sing language rules to improve the performance of word segmentation</text:p>
          </table:table-cell>
          <table:table-cell table:style-name="ce9" office:value-type="string" calcext:value-type="string">
            <text:p>Using language rules to improve the performance of word segmentation</text:p>
          </table:table-cell>
          <table:table-cell table:style-name="ce9"/>
          <table:table-cell table:style-name="ce9" office:value-type="string" calcext:value-type="string">
            <text:p>The People Daily corpus of January 1998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J65];FIND(&quot;=&quot;;[.J65])-2)" office:value-type="string" office:string-value="G" calcext:value-type="string">
            <text:p>G</text:p>
          </table:table-cell>
          <table:table-cell table:style-name="ce9" office:value-type="string" calcext:value-type="string">
            <text:p>U = Univers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S65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U65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Regras da Linguagem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Não informado / Não aplicá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gabay_using_2008-2</text:p>
          </table:table-cell>
          <table:table-cell table:formula="of:=[.C65]+1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sing wikipedia links to construct word segmentation corpora</text:p>
          </table:table-cell>
          <table:table-cell table:style-name="ce9" office:value-type="string" calcext:value-type="string">
            <text:p>Using wikipedia links to construct word segmentation corpora</text:p>
          </table:table-cell>
          <table:table-cell table:style-name="ce9"/>
          <table:table-cell table:style-name="ce9" office:value-type="string" calcext:value-type="string">
            <text:p>Wikipedia Corpu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J66];FIND(&quot;=&quot;;[.J66])-2)" office:value-type="string" office:string-value="G" calcext:value-type="string">
            <text:p>G</text:p>
          </table:table-cell>
          <table:table-cell table:style-name="ce9" office:value-type="string" calcext:value-type="string">
            <text:p>O = Outra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S66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U66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POS Tagging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PT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wang_web_2011</text:p>
          </table:table-cell>
          <table:table-cell table:formula="of:=[.C66]+1" office:value-type="float" office:value="66" calcext:value-type="float">
            <text:p>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eb scale NLP: A case study on URL word breaking</text:p>
          </table:table-cell>
          <table:table-cell table:style-name="ce9" office:value-type="string" calcext:value-type="string">
            <text:p>Web scale NLP: A case study on URL word breaking</text:p>
          </table:table-cell>
          <table:table-cell table:style-name="ce9"/>
          <table:table-cell table:style-name="ce9" office:value-type="string" calcext:value-type="string">
            <text:p>Microsoft N-gram service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J67];FIND(&quot;=&quot;;[.J67])-2)" office:value-type="string" office:string-value="G" calcext:value-type="string">
            <text:p>G</text:p>
          </table:table-cell>
          <table:table-cell table:style-name="ce9" office:value-type="string" calcext:value-type="string">
            <text:p>I = Inglê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WSP = Word Splitting, 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U = URL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S67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U67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Bayesian Minimum Risk Framework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T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\ref{</text:p>
          </table:table-cell>
          <table:table-cell office:value-type="string" calcext:value-type="string">
            <text:p>hewlett_word_2011-2</text:p>
          </table:table-cell>
          <table:table-cell table:formula="of:=[.C67]+1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Word Segmentation As General Chunking</text:p>
          </table:table-cell>
          <table:table-cell table:style-name="ce9" office:value-type="string" calcext:value-type="string">
            <text:p>Word Segmentation As General Chunking</text:p>
          </table:table-cell>
          <table:table-cell table:style-name="ce9"/>
          <table:table-cell table:style-name="ce9" office:value-type="string" calcext:value-type="string">
            <text:p>BR87 corpu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J68];FIND(&quot;=&quot;;[.J68])-2)" office:value-type="string" office:string-value="G" calcext:value-type="string">
            <text:p>G</text:p>
          </table:table-cell>
          <table:table-cell table:style-name="ce9" office:value-type="string" calcext:value-type="string">
            <text:p>U = Univers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WSP = Word Splitting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S68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U68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VE = Voting Experts</text:p>
            <text:p>BVE = Bootstrapped Voting Experts</text:p>
            <text:p>PtM = Phoneme to Morpheme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\ref{</text:p>
          </table:table-cell>
          <table:table-cell office:value-type="string" calcext:value-type="string">
            <text:p>stahlberg_word_2012-2</text:p>
          </table:table-cell>
          <table:table-cell table:formula="of:=[.C68]+1" office:value-type="float" office:value="68" calcext:value-type="float">
            <text:p>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Word segmentation through cross-lingual word-to-phoneme alignment</text:p>
          </table:table-cell>
          <table:table-cell table:style-name="ce9" office:value-type="string" calcext:value-type="string">
            <text:p>Word segmentation through cross-lingual word-to-phoneme alignment</text:p>
          </table:table-cell>
          <table:table-cell table:style-name="ce9"/>
          <table:table-cell table:style-name="ce9" office:value-type="string" calcext:value-type="string">
            <text:p>BTEC Corpus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J69];FIND(&quot;=&quot;;[.J69])-2)" office:value-type="string" office:string-value="G" calcext:value-type="string">
            <text:p>G</text:p>
          </table:table-cell>
          <table:table-cell table:style-name="ce9" office:value-type="string" calcext:value-type="string">
            <text:p>E = Espanhol, I = Inglês, V = Vária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S, E, V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N = Não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N = Não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Word-to-Word Alignment</text:p>
            <text:p>Phoneme recognition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\ref{</text:p>
          </table:table-cell>
          <table:table-cell office:value-type="string" calcext:value-type="string">
            <text:p>owczarzak_wordsyoudontknow_2014</text:p>
          </table:table-cell>
          <table:table-cell table:formula="of:=[.C69]+1" office:value-type="float" office:value="69" calcext:value-type="float">
            <text:p>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Wordsyoudontknow: Evaluation of lexicon-based decompounding with unknown handling</text:p>
          </table:table-cell>
          <table:table-cell table:style-name="ce9" office:value-type="string" calcext:value-type="string">
            <text:p>Wordsyoudontknow: Evaluation of lexicon-based decompounding with unknown handling</text:p>
          </table:table-cell>
          <table:table-cell table:style-name="ce9"/>
          <table:table-cell table:style-name="ce9" office:value-type="string" calcext:value-type="string">
            <text:p>news corpus</text:p>
            <text:p>wiki corpu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J70];FIND(&quot;=&quot;;[.J70])-2)" office:value-type="string" office:string-value="G" calcext:value-type="string">
            <text:p>G</text:p>
          </table:table-cell>
          <table:table-cell table:style-name="ce9" office:value-type="string" calcext:value-type="string">
            <text:p>V = Vária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CS = Compound Splitting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S70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U70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Wordsyoudontknow: Evaluation of lexicon-based decompounding with unknown handlingS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LA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1" table:number-rows-repeated="1048505">
          <table:table-cell table:number-columns-repeated="33"/>
        </table:table-row>
        <table:table-row table:style-name="ro1">
          <table:table-cell table:number-columns-repeated="33"/>
        </table:table-row>
      </table:table>
      <table:table table:name="Planilha2" table:style-name="ta2">
        <table:table-column table:style-name="co27" table:default-cell-style-name="Default"/>
        <table:table-column table:style-name="co28" table:default-cell-style-name="Default"/>
        <table:table-column table:style-name="co27" table:number-columns-repeated="17" table:default-cell-style-name="Default"/>
        <table:table-row table:style-name="ro1">
          <table:table-cell/>
          <table:table-cell table:style-name="ce7" office:value-type="string" calcext:value-type="string">
            <text:p>Identifier</text:p>
          </table:table-cell>
          <table:table-cell table:style-name="ce2"/>
          <table:table-cell table:style-name="ce2" office:value-type="string" calcext:value-type="string">
            <text:p>Q1</text:p>
          </table:table-cell>
          <table:table-cell table:style-name="ce2"/>
          <table:table-cell table:style-name="ce2" office:value-type="string" calcext:value-type="string">
            <text:p>Q2</text:p>
          </table:table-cell>
          <table:table-cell table:style-name="ce2"/>
          <table:table-cell table:style-name="ce2" office:value-type="string" calcext:value-type="string">
            <text:p>Q3</text:p>
          </table:table-cell>
          <table:table-cell table:style-name="ce2"/>
          <table:table-cell table:style-name="ce2" office:value-type="string" calcext:value-type="string">
            <text:p>Q4</text:p>
          </table:table-cell>
          <table:table-cell table:style-name="ce2"/>
          <table:table-cell table:style-name="ce2" office:value-type="string" calcext:value-type="string">
            <text:p>Q5</text:p>
          </table:table-cell>
          <table:table-cell table:style-name="ce2"/>
          <table:table-cell table:style-name="ce2" office:value-type="string" calcext:value-type="string">
            <text:p>Q6</text:p>
          </table:table-cell>
          <table:table-cell table:style-name="ce2"/>
          <table:table-cell table:style-name="ce2" office:value-type="string" calcext:value-type="string">
            <text:p>Q7</text:p>
          </table:table-cell>
          <table:table-cell table:style-name="ce2"/>
          <table:table-cell table:style-name="ce2" office:value-type="string" calcext:value-type="string">
            <text:p>Q8</text:p>
          </table:table-cell>
          <table:table-cell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smith_82_2018-1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LSTM, CRF, RN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binkley_dataset_2013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aken_statistical_2011-1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RN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hill_empirical_2014-1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guerrouj_experimental_2014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wang_improved_2015-2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shishkova_annotated_nodate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guerrouj_automatic_2010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lee_automatic_2007-2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, NG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wang_breaking_2015-1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dit_can_2011-1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doval_comparing_2018-1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RN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G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kraaij_comparing_1998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ordelman_compound_2003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, 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shao_cross-lingual_2017-1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RNN, GR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A, NG, M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khaitan_data-driven_2009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, NG, SW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liang_detecting_2014-1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henrich_determining_2011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M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rigouts_terryn_dutch_2016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, P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baziotis_ekphrasis_nodate-2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RN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koehn_empirical_2003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, L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jagfeld_evaluating_2017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E, L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garbe_fast_nodate-2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DP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carvalho_source_2015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hewlett_fully_2011-2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sugisaki_german_2018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MA, L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escartin_german_2014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P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alfonseca_german_2008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li_helpful_2018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NN, LSTM, CRF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fritzinger_how_2010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MA, 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johnson_improving_2009-1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chen_incremental_2016-1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paul_integration_2011-2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, E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paul_language_2009-1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, E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macherey_language-independent_2011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E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MA, <text:s/>DP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kawakami_learning_2018-1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, 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LSTM, SNLM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LA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ma_letter_2016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corazza_linsen_2012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DW, EA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enslen_mining_2009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A, DW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machacek_morphological_2018-1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2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M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moreau_multilingual_2019-2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RN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sennrich_neural_2015-1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yang_neural_2017-1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LSTM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jenks_python_nodate-2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reuter_segmenting_2016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, P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PT, NG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srinivasan_segmenting_2012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coster_selective_2004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wu_sembler_2012-2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weller-di_marco_simple_2017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hucka_spiral_2018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daiber_splitting_2015</text:p>
          </table:table-cell>
          <table:table-cell table:style-name="ce9" office:value-type="string" calcext:value-type="string">
            <text:p>} &amp;</text:p>
          </table:table-cell>
          <table:table-cell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office:value-type="string" calcext:value-type="string">
            <text:p>WE</text:p>
          </table:table-cell>
          <table:table-cell table:style-name="ce9" office:value-type="string" calcext:value-type="string">
            <text:p>&amp;</text:p>
          </table:table-cell>
          <table:table-cell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shapiro_splitting_2016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G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clouet_splitting_2014-1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markovtsev_splitting_2018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LSTM, CN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popovic_statistical_2006-1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PD, NG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norvig_statistical_nodate-2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guerrouj_tidier_2013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DW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ziering_towards_2016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MA, PT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guerrouj_tris_2012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DW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shao_universal_2018-1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, F, E, P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RN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kazakov_unsupervised_2001-2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MA,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roshani_unsupervised_2014-1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tambouratzis_using_2009-2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M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sun_using_2013-2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gabay_using_2008-2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P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wang_web_2011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hewlett_word_2011-2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stahlberg_word_2012-2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, E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owczarzak_wordsyoudontknow_2014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LA</text:p>
          </table:table-cell>
          <table:table-cell office:value-type="string" calcext:value-type="string">
            <text:p>\\</text:p>
          </table:table-cell>
        </table:table-row>
        <table:table-row table:style-name="ro1" table:number-rows-repeated="1048505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Planilha3" table:style-name="ta2">
        <table:table-column table:style-name="co27" table:number-columns-repeated="20" table:default-cell-style-name="Default"/>
        <table:table-row table:style-name="ro1">
          <table:table-cell table:style-name="ce7" office:value-type="string" calcext:value-type="string">
            <text:p>#</text:p>
          </table:table-cell>
          <table:table-cell table:style-name="ce7"/>
          <table:table-cell office:value-type="string" calcext:value-type="string">
            <text:p>Title</text:p>
          </table:table-cell>
          <table:table-cell table:style-name="ce2"/>
          <table:table-cell table:style-name="ce2" office:value-type="string" calcext:value-type="string">
            <text:p>Q1</text:p>
          </table:table-cell>
          <table:table-cell table:style-name="ce2"/>
          <table:table-cell table:style-name="ce2" office:value-type="string" calcext:value-type="string">
            <text:p>Q2</text:p>
          </table:table-cell>
          <table:table-cell table:style-name="ce2"/>
          <table:table-cell table:style-name="ce2" office:value-type="string" calcext:value-type="string">
            <text:p>Q3</text:p>
          </table:table-cell>
          <table:table-cell table:style-name="ce2"/>
          <table:table-cell table:style-name="ce2" office:value-type="string" calcext:value-type="string">
            <text:p>Q4</text:p>
          </table:table-cell>
          <table:table-cell table:style-name="ce2"/>
          <table:table-cell table:style-name="ce2" office:value-type="string" calcext:value-type="string">
            <text:p>Q5</text:p>
          </table:table-cell>
          <table:table-cell table:style-name="ce2"/>
          <table:table-cell table:style-name="ce2" office:value-type="string" calcext:value-type="string">
            <text:p>Q6</text:p>
          </table:table-cell>
          <table:table-cell table:style-name="ce2"/>
          <table:table-cell table:style-name="ce2" office:value-type="string" calcext:value-type="string">
            <text:p>Q7</text:p>
          </table:table-cell>
          <table:table-cell table:style-name="ce2"/>
          <table:table-cell table:style-name="ce2" office:value-type="string" calcext:value-type="string">
            <text:p>Q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82 Treebanks, 34 Models: Universal Dependency Parsing with Multi-Treebank Model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LSTM, CRF, RN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 dataset for evaluating identifier splitter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 statistical learning algorithm for word segmentatio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RN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n Empirical Study of Identifier Splitting Techniqu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n Experimental Investigation on the Effects of Context on Source Code Identifiers Splitting and Expansio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n improved unsupervised approach to word segmentatio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nnotated Suffix Tree Method for German Compound Splittin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tomatic Derivation of Concepts Based on the Analysis of Source Code Identifier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/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tomatic word spacing using probabilistic models based on character n-gram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, NG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Breaking Bad: Detecting malicious domains using word segmentatio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an Better Identifier Splitting Techniques Help Feature Location?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omparing neural- and N-gram-based language models for word segmentatio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RN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G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omparing the Effect of Syntactic vs. Statistical Phrase Indexing Strategies for Dutch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ompound decomposition in Dutch large vocabulary speech recognitio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, 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ross-lingual Word Segmentation and Morpheme Segmentation as Sequence Labellin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RNN, GR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A, NG, M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Data-driven Compound Splitting Method for English Compounds in Domain Nam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, NG, SW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Detecting "protein words" through unsupervised word segmentatio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Determining immediate constituents of compounds in GermaNe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M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Dutch hypernym detection: does decompounding help?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, P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kphras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RN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mpirical Methods for Compound Splittin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, L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valuating compound splitters extrinsically with textual entailmen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E, L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ast Word Segmentation of Noisy Tex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DP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rom Source Code Identifiers to Natural Language Term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lly Unsupervised Word Segmentation with BVE and MDL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German compound splitting using the compound productivity of morphem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MA, L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German Compounds and Statistical Machine Translation. Can they get along?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P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German Decompounding in a Difficult Corpu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Helpful or not? an investigation on the feasibility of identifier splitting via CNN-BiLSTM-CRF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NN, LSTM, CRF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How to Avoid Burning Ducks: Combining Linguistic Analysis and Corpus Statistics for German Compound Processin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MA, 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mproving Nonparameteric Bayesian Inference: Experiments on Unsupervised Word Segmentation with Adaptor Grammar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ncremental Learning for Fully Unsupervised Word Segmentation Using Penalized Likelihood and Model Selectio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ntegration of multiple bilingually-trained segmentation schemes into statistical machine translatio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, E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Language Independent Word Segmentation for Statistical Machine Translatio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, E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Language-independent Compound Splitting with Morphological Operation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E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MA, <text:s/>DP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Learning to Discover, Ground and Use Words with Segmental Neural Language Model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, 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LSTM, SNLM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LA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Letter sequence labeling for compound splittin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LINSEN: An efficient approach to split identifiers and expand abbreviation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DW, EA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ing source code to automatically split identifiers for software analys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A, DW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orphological and Language-Agnostic Word Segmentation for NM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2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M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ultilingual word segmentation: Training many language-specific tokenizers smoothly thanks to the universal dependencies corpu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RN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eural Machine Translation of Rare Words with Subword Unit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eural Word Segmentation with Rich Pretrainin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LSTM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ython Word Segmentatio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/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egmenting twitter hashtag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, P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PT, NG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egmenting web-domains and hashtags using length specific model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elective compound splitting of swedish queries for boolean combinations of truncated term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embler: Ensembling crowd sequential labeling for improved quality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imple compound splitting for Germa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piral: splitters for identifiers in source code files.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plitting compounds by semantic analogy</text:p>
          </table:table-cell>
          <table:table-cell table:style-name="ce9" office:value-type="string" calcext:value-type="string">
            <text:p>&amp;</text:p>
          </table:table-cell>
          <table:table-cell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office:value-type="string" calcext:value-type="string">
            <text:p>WE</text:p>
          </table:table-cell>
          <table:table-cell table:style-name="ce9" office:value-type="string" calcext:value-type="string">
            <text:p>&amp;</text:p>
          </table:table-cell>
          <table:table-cell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plitting compounds with ngram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G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plitting of compound terms in non-prototypical compounding languag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plitting source code identifiers using Bidirectional LSTM Recurrent Neural Network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LSTM, CN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tatistical machine translation of german compound word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PD, NG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tatistical Natural Language Processing in Python. or How To Do Things With Words. And Counters. or Everything I Needed to Know About NLP I learned From Sesame Street. Except Kneser-Ney Smoothing. The Count Didn't Cover That.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IDIER: An identifier splitting approach using speech recognition techniqu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DW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wards unsupervised and language-independent compound splitting using inflectional morphological transformation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MA, PT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RIS: A fast and accurate identifiers splitting and expansion algorithm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DW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Universal Word Segmentation: Implementation and Interpretatio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, F, E, P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RN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Unsupervised learning of word segmentation rules with genetic algorithms and inductive logic programmin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MA,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Unsupervised segmentation of sequences using harmony search and hierarchical clustering techniqu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Using an Ant Colony Metaheuristic to Optimize Automatic Word Segmentation for Ancient Greek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M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Using language rules to improve the performance of word segmentatio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Using wikipedia links to construct word segmentation corpora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P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Web scale NLP: A case study on URL word breakin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Word Segmentation As General Chunkin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Word segmentation through cross-lingual word-to-phoneme alignmen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, E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Wordsyoudontknow: Evaluation of lexicon-based decompounding with unknown handlin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LA</text:p>
          </table:table-cell>
          <table:table-cell office:value-type="string" calcext:value-type="string">
            <text:p>\\</text:p>
          </table:table-cell>
        </table:table-row>
        <table:table-row table:style-name="ro1" table:number-rows-repeated="104850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Planilha4" table:style-name="ta2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7" table:number-columns-repeated="17" table:default-cell-style-name="Default"/>
        <table:table-row table:style-name="ro1">
          <table:table-cell office:value-type="string" calcext:value-type="string">
            <text:p>#</text:p>
          </table:table-cell>
          <table:table-cell/>
          <table:table-cell table:style-name="ce7" office:value-type="string" calcext:value-type="string">
            <text:p>bibtexkey</text:p>
          </table:table-cell>
          <table:table-cell table:style-name="ce7"/>
          <table:table-cell table:style-name="ce2" office:value-type="string" calcext:value-type="string">
            <text:p>Q1</text:p>
          </table:table-cell>
          <table:table-cell table:style-name="ce2"/>
          <table:table-cell table:style-name="ce2" office:value-type="string" calcext:value-type="string">
            <text:p>Q2</text:p>
          </table:table-cell>
          <table:table-cell table:style-name="ce2"/>
          <table:table-cell table:style-name="ce2" office:value-type="string" calcext:value-type="string">
            <text:p>Q3</text:p>
          </table:table-cell>
          <table:table-cell table:style-name="ce2"/>
          <table:table-cell table:style-name="ce2" office:value-type="string" calcext:value-type="string">
            <text:p>Q4</text:p>
          </table:table-cell>
          <table:table-cell table:style-name="ce2"/>
          <table:table-cell table:style-name="ce2" office:value-type="string" calcext:value-type="string">
            <text:p>Q5</text:p>
          </table:table-cell>
          <table:table-cell table:style-name="ce2"/>
          <table:table-cell table:style-name="ce2" office:value-type="string" calcext:value-type="string">
            <text:p>Q6</text:p>
          </table:table-cell>
          <table:table-cell table:style-name="ce2"/>
          <table:table-cell table:style-name="ce2" office:value-type="string" calcext:value-type="string">
            <text:p>Q7</text:p>
          </table:table-cell>
          <table:table-cell table:style-name="ce2"/>
          <table:table-cell table:style-name="ce2" office:value-type="string" calcext:value-type="string">
            <text:p>Q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mith\_82\_2018-1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LSTM, CRF, RN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binkley\_dataset\_2013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ken\_statistical\_2011-1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RN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hill\_empirical\_2014-1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guerrouj\_experimental\_2014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wang\_improved\_2015-2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hishkova\_annotated\_nodate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guerrouj\_automatic\_2010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/>
          <table:table-cell office:value-type="string" calcext:value-type="string">
            <text:p>\\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lee\_automatic\_2007-2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, NG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wang\_breaking\_2015-1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dit\_can\_2011-1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doval\_comparing\_2018-1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RN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G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kraaij\_comparing\_1998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rdelman\_compound\_2003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, 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hao\_cross-lingual\_2017-1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RNN, GR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A, NG, M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khaitan\_data-driven\_2009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, NG, SW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liang\_detecting\_2014-1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henrich\_determining\_2011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M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igouts\_terryn\_dutch\_2016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, P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baziotis\_ekphrasis\_nodate-2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RN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koehn\_empirical\_2003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, L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jagfeld\_evaluating\_2017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E, L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garbe\_fast\_nodate-2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DP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arvalho\_source\_2015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hewlett\_fully\_2011-2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ugisaki\_german\_2018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MA, L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scartin\_german\_2014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P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lfonseca\_german\_2008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li\_helpful\_2018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NN, LSTM, CRF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ritzinger\_how\_2010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MA, 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johnson\_improving\_2009-1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hen\_incremental\_2016-1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aul\_integration\_2011-2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, E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aul\_language\_2009-1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, E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acherey\_language-independent\_2011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E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MA, <text:s/>DP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kawakami\_learning\_2018-1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, 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LSTM, SNLM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LA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a\_letter\_2016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orazza\_linsen\_2012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DW, EA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nslen\_mining\_2009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A, DW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achacek\_morphological\_2018-1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2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M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oreau\_multilingual\_2019-2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RN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ennrich\_neural\_2015-1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yang\_neural\_2017-1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LSTM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jenks\_python\_nodate-2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/>
          <table:table-cell office:value-type="string" calcext:value-type="string">
            <text:p>\\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euter\_segmenting\_2016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, P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PT, NG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rinivasan\_segmenting\_2012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oster\_selective\_2004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wu\_sembler\_2012-2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weller-di\_marco\_simple\_2017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hucka\_spiral\_2018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daiber\_splitting\_201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office:value-type="string" calcext:value-type="string">
            <text:p>WE</text:p>
          </table:table-cell>
          <table:table-cell table:style-name="ce9" office:value-type="string" calcext:value-type="string">
            <text:p>&amp;</text:p>
          </table:table-cell>
          <table:table-cell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hapiro\_splitting\_2016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G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ouet\_splitting\_2014-1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arkovtsev\_splitting\_2018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LSTM, CN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opovic\_statistical\_2006-1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PD, NG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vig\_statistical\_nodate-2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guerrouj\_tidier\_2013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DW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ziering\_towards\_2016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MA, PT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guerrouj\_tris\_2012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DW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hao\_universal\_2018-1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, F, E, P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RN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kazakov\_unsupervised\_2001-2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MA,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oshani\_unsupervised\_2014-1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ambouratzis\_using\_2009-2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M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un\_using\_2013-2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gabay\_using\_2008-2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P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wang\_web\_2011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hewlett\_word\_2011-2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tahlberg\_word\_2012-2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, E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wczarzak\_wordsyoudontknow\_2014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LA</text:p>
          </table:table-cell>
          <table:table-cell office:value-type="string" calcext:value-type="string">
            <text:p>\\</text:p>
          </table:table-cell>
        </table:table-row>
        <table:table-row table:style-name="ro1" table:number-rows-repeated="1048505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  <table:database-ranges>
        <table:database-range table:name="__Anonymous_Sheet_DB__0" table:target-range-address="Articles.D1:Articles.AD7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mm" fo:margin-bottom="2.54mm" fo:margin-left="7.62mm" fo:margin-right="7.62mm" style:print-page-order="ltr" style:scale-to="100%" style:table-centering="horizontal" style:writing-mode="lr-tb"/>
      <style:header-style>
        <style:header-footer-properties fo:min-height="7.5mm" fo:margin-left="11.38mm" fo:margin-right="11.38mm" fo:margin-bottom="9.42mm"/>
      </style:header-style>
      <style:footer-style>
        <style:header-footer-properties fo:min-height="7.5mm" fo:margin-left="11.38mm" fo:margin-right="11.38mm" fo:margin-top="3.3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 style:data-style-name="N2" text:time-value="16:42:50.20913535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Articles" style:display-name="PageStyle_Articles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07T16:58:57.462103785</dc:date>
    <meta:editing-duration>PT2H41M31S</meta:editing-duration>
    <meta:editing-cycles>77</meta:editing-cycles>
    <meta:document-statistic meta:table-count="4" meta:cell-count="5921" meta:object-count="0"/>
  </office:meta>
</office:document-meta>
</file>